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0" table:style-name="ta1">
        <table:shapes>
          <draw:frame draw:z-index="0" draw:style-name="gr1" draw:text-style-name="P1" svg:width="636.09pt" svg:height="441.21pt" svg:x="282.16pt" svg:y="14.31pt">
            <draw:object draw:notify-on-update-of-ranges="t0.A2:t0.A196 t0.B1:t0.B1 t0.B2:t0.B196 t0.A2:t0.A196 t0.C1:t0.C1 t0.C2:t0.C1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RocksDB</text:p>
          </table:table-cell>
          <table:table-cell office:value-type="string" calcext:value-type="string">
            <text:p>Tup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7991.37999138" calcext:value-type="float">
            <text:p>367991.37999138</text:p>
          </table:table-cell>
          <table:table-cell office:value-type="float" office:value="502515.28956529" calcext:value-type="float">
            <text:p>502515.28956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2822.232854491" calcext:value-type="float">
            <text:p>312822.232854491</text:p>
          </table:table-cell>
          <table:table-cell office:value-type="float" office:value="479160.343653043" calcext:value-type="float">
            <text:p>479160.3436530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7977.03770431" calcext:value-type="float">
            <text:p>307977.03770431</text:p>
          </table:table-cell>
          <table:table-cell office:value-type="float" office:value="505228.731028731" calcext:value-type="float">
            <text:p>505228.7310287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1172.340705674" calcext:value-type="float">
            <text:p>331172.340705674</text:p>
          </table:table-cell>
          <table:table-cell office:value-type="float" office:value="403566.875270657" calcext:value-type="float">
            <text:p>403566.875270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2525.629030899" calcext:value-type="float">
            <text:p>362525.629030899</text:p>
          </table:table-cell>
          <table:table-cell office:value-type="float" office:value="356123.630516488" calcext:value-type="float">
            <text:p>356123.6305164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4721.024559734" calcext:value-type="float">
            <text:p>314721.024559734</text:p>
          </table:table-cell>
          <table:table-cell office:value-type="float" office:value="302356.501136387" calcext:value-type="float">
            <text:p>302356.5011363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1121.766247461" calcext:value-type="float">
            <text:p>311121.766247461</text:p>
          </table:table-cell>
          <table:table-cell office:value-type="float" office:value="275763.348637298" calcext:value-type="float">
            <text:p>275763.3486372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0282.217425075" calcext:value-type="float">
            <text:p>280282.217425075</text:p>
          </table:table-cell>
          <table:table-cell office:value-type="float" office:value="253109.460060784" calcext:value-type="float">
            <text:p>253109.4600607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2736.901252053" calcext:value-type="float">
            <text:p>302736.901252053</text:p>
          </table:table-cell>
          <table:table-cell office:value-type="float" office:value="240025.435596864" calcext:value-type="float">
            <text:p>240025.435596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9739.382224231" calcext:value-type="float">
            <text:p>299739.382224231</text:p>
          </table:table-cell>
          <table:table-cell office:value-type="float" office:value="229023.172116195" calcext:value-type="float">
            <text:p>229023.1721161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8447.665209184" calcext:value-type="float">
            <text:p>278447.665209184</text:p>
          </table:table-cell>
          <table:table-cell office:value-type="float" office:value="213230.658932787" calcext:value-type="float">
            <text:p>213230.6589327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5387.181769535" calcext:value-type="float">
            <text:p>295387.181769535</text:p>
          </table:table-cell>
          <table:table-cell office:value-type="float" office:value="209943.816797983" calcext:value-type="float">
            <text:p>209943.8167979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1111.431050825" calcext:value-type="float">
            <text:p>311111.431050825</text:p>
          </table:table-cell>
          <table:table-cell office:value-type="float" office:value="206082.047286129" calcext:value-type="float">
            <text:p>206082.0472861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9129.964241075" calcext:value-type="float">
            <text:p>279129.964241075</text:p>
          </table:table-cell>
          <table:table-cell office:value-type="float" office:value="194818.012170953" calcext:value-type="float">
            <text:p>194818.0121709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0652.614691076" calcext:value-type="float">
            <text:p>370652.614691076</text:p>
          </table:table-cell>
          <table:table-cell office:value-type="float" office:value="191870.055488924" calcext:value-type="float">
            <text:p>191870.0554889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1104.825942664" calcext:value-type="float">
            <text:p>271104.825942664</text:p>
          </table:table-cell>
          <table:table-cell office:value-type="float" office:value="189373.590412794" calcext:value-type="float">
            <text:p>189373.5904127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6833.0446386" calcext:value-type="float">
            <text:p>286833.0446386</text:p>
          </table:table-cell>
          <table:table-cell office:value-type="float" office:value="185758.497925028" calcext:value-type="float">
            <text:p>185758.4979250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7377.661322106" calcext:value-type="float">
            <text:p>267377.661322106</text:p>
          </table:table-cell>
          <table:table-cell office:value-type="float" office:value="180232.650036222" calcext:value-type="float">
            <text:p>180232.6500362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7833.991269889" calcext:value-type="float">
            <text:p>257833.991269889</text:p>
          </table:table-cell>
          <table:table-cell office:value-type="float" office:value="178337.943981922" calcext:value-type="float">
            <text:p>178337.9439819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2443.177340345" calcext:value-type="float">
            <text:p>342443.177340345</text:p>
          </table:table-cell>
          <table:table-cell office:value-type="float" office:value="178160.828250114" calcext:value-type="float">
            <text:p>178160.8282501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3533.670138933" calcext:value-type="float">
            <text:p>263533.670138933</text:p>
          </table:table-cell>
          <table:table-cell office:value-type="float" office:value="174276.725173143" calcext:value-type="float">
            <text:p>174276.7251731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2107.836350261" calcext:value-type="float">
            <text:p>302107.836350261</text:p>
          </table:table-cell>
          <table:table-cell office:value-type="float" office:value="172355.997220404" calcext:value-type="float">
            <text:p>172355.9972204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0900.309324552" calcext:value-type="float">
            <text:p>300900.309324552</text:p>
          </table:table-cell>
          <table:table-cell office:value-type="float" office:value="171423.010972443" calcext:value-type="float">
            <text:p>171423.0109724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3741.904511135" calcext:value-type="float">
            <text:p>253741.904511135</text:p>
          </table:table-cell>
          <table:table-cell office:value-type="float" office:value="169709.348183924" calcext:value-type="float">
            <text:p>169709.3481839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0996.252285726" calcext:value-type="float">
            <text:p>260996.252285726</text:p>
          </table:table-cell>
          <table:table-cell office:value-type="float" office:value="167323.694586489" calcext:value-type="float">
            <text:p>167323.69458648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84320.020578613" calcext:value-type="float">
            <text:p>284320.020578613</text:p>
          </table:table-cell>
          <table:table-cell office:value-type="float" office:value="167800.162321565" calcext:value-type="float">
            <text:p>167800.1623215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5188.925281949" calcext:value-type="float">
            <text:p>235188.925281949</text:p>
          </table:table-cell>
          <table:table-cell office:value-type="float" office:value="164425.02563814" calcext:value-type="float">
            <text:p>164425.025638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3132.003947793" calcext:value-type="float">
            <text:p>263132.003947793</text:p>
          </table:table-cell>
          <table:table-cell office:value-type="float" office:value="163097.533687698" calcext:value-type="float">
            <text:p>163097.5336876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5544.831139426" calcext:value-type="float">
            <text:p>275544.831139426</text:p>
          </table:table-cell>
          <table:table-cell office:value-type="float" office:value="163438.428061379" calcext:value-type="float">
            <text:p>163438.4280613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9749.579641471" calcext:value-type="float">
            <text:p>269749.579641471</text:p>
          </table:table-cell>
          <table:table-cell office:value-type="float" office:value="162196.526906204" calcext:value-type="float">
            <text:p>162196.5269062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2331.444358471" calcext:value-type="float">
            <text:p>262331.444358471</text:p>
          </table:table-cell>
          <table:table-cell office:value-type="float" office:value="160562.96751458" calcext:value-type="float">
            <text:p>160562.967514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8332.842971732" calcext:value-type="float">
            <text:p>278332.842971732</text:p>
          </table:table-cell>
          <table:table-cell office:value-type="float" office:value="159256.787612737" calcext:value-type="float">
            <text:p>159256.7876127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6791.792381536" calcext:value-type="float">
            <text:p>256791.792381536</text:p>
          </table:table-cell>
          <table:table-cell office:value-type="float" office:value="157937.875697734" calcext:value-type="float">
            <text:p>157937.87569773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8458.194971708" calcext:value-type="float">
            <text:p>278458.194971708</text:p>
          </table:table-cell>
          <table:table-cell office:value-type="float" office:value="157696.076988088" calcext:value-type="float">
            <text:p>157696.0769880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4050.220077247" calcext:value-type="float">
            <text:p>264050.220077247</text:p>
          </table:table-cell>
          <table:table-cell office:value-type="float" office:value="157093.321442528" calcext:value-type="float">
            <text:p>157093.3214425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7227.306203497" calcext:value-type="float">
            <text:p>237227.306203497</text:p>
          </table:table-cell>
          <table:table-cell office:value-type="float" office:value="156112.071346446" calcext:value-type="float">
            <text:p>156112.0713464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6123.015575396" calcext:value-type="float">
            <text:p>236123.015575396</text:p>
          </table:table-cell>
          <table:table-cell office:value-type="float" office:value="156061.660246276" calcext:value-type="float">
            <text:p>156061.66024627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2762.52951253" calcext:value-type="float">
            <text:p>252762.52951253</text:p>
          </table:table-cell>
          <table:table-cell office:value-type="float" office:value="155267.001281313" calcext:value-type="float">
            <text:p>155267.0012813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6055.405205405" calcext:value-type="float">
            <text:p>256055.405205405</text:p>
          </table:table-cell>
          <table:table-cell office:value-type="float" office:value="153757.030192429" calcext:value-type="float">
            <text:p>153757.0301924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0675.145393094" calcext:value-type="float">
            <text:p>250675.145393094</text:p>
          </table:table-cell>
          <table:table-cell office:value-type="float" office:value="152923.045461507" calcext:value-type="float">
            <text:p>152923.0454615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5015.607729893" calcext:value-type="float">
            <text:p>235015.607729893</text:p>
          </table:table-cell>
          <table:table-cell office:value-type="float" office:value="152271.829548266" calcext:value-type="float">
            <text:p>152271.82954826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2953.877153877" calcext:value-type="float">
            <text:p>222953.877153877</text:p>
          </table:table-cell>
          <table:table-cell office:value-type="float" office:value="152471.839958171" calcext:value-type="float">
            <text:p>152471.8399581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6942.274507058" calcext:value-type="float">
            <text:p>256942.274507058</text:p>
          </table:table-cell>
          <table:table-cell office:value-type="float" office:value="151937.915220391" calcext:value-type="float">
            <text:p>151937.9152203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7648.887443759" calcext:value-type="float">
            <text:p>257648.887443759</text:p>
          </table:table-cell>
          <table:table-cell office:value-type="float" office:value="152231.260890506" calcext:value-type="float">
            <text:p>152231.2608905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9770.082395082" calcext:value-type="float">
            <text:p>209770.082395082</text:p>
          </table:table-cell>
          <table:table-cell office:value-type="float" office:value="150354.216816903" calcext:value-type="float">
            <text:p>150354.21681690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6780.156855157" calcext:value-type="float">
            <text:p>246780.156855157</text:p>
          </table:table-cell>
          <table:table-cell office:value-type="float" office:value="149522.476403073" calcext:value-type="float">
            <text:p>149522.47640307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7253.725427638" calcext:value-type="float">
            <text:p>217253.725427638</text:p>
          </table:table-cell>
          <table:table-cell office:value-type="float" office:value="149558.698285971" calcext:value-type="float">
            <text:p>149558.69828597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9108.611058611" calcext:value-type="float">
            <text:p>249108.611058611</text:p>
          </table:table-cell>
          <table:table-cell office:value-type="float" office:value="150044.214913774" calcext:value-type="float">
            <text:p>150044.2149137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9138.36280503" calcext:value-type="float">
            <text:p>229138.36280503</text:p>
          </table:table-cell>
          <table:table-cell office:value-type="float" office:value="148060.795183016" calcext:value-type="float">
            <text:p>148060.7951830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2934.104820468" calcext:value-type="float">
            <text:p>222934.104820468</text:p>
          </table:table-cell>
          <table:table-cell office:value-type="float" office:value="148255.664464482" calcext:value-type="float">
            <text:p>148255.66446448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7149.046614163" calcext:value-type="float">
            <text:p>237149.046614163</text:p>
          </table:table-cell>
          <table:table-cell office:value-type="float" office:value="148314.728059269" calcext:value-type="float">
            <text:p>148314.7280592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7876.801283457" calcext:value-type="float">
            <text:p>207876.801283457</text:p>
          </table:table-cell>
          <table:table-cell office:value-type="float" office:value="147219.791337438" calcext:value-type="float">
            <text:p>147219.7913374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32347.522021941" calcext:value-type="float">
            <text:p>232347.522021941</text:p>
          </table:table-cell>
          <table:table-cell office:value-type="float" office:value="146740.195088021" calcext:value-type="float">
            <text:p>146740.1950880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731.618405531" calcext:value-type="float">
            <text:p>225731.618405531</text:p>
          </table:table-cell>
          <table:table-cell office:value-type="float" office:value="147504.70975062" calcext:value-type="float">
            <text:p>147504.709750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4878.801304333" calcext:value-type="float">
            <text:p>204878.801304333</text:p>
          </table:table-cell>
          <table:table-cell office:value-type="float" office:value="145175.001812683" calcext:value-type="float">
            <text:p>145175.00181268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2522.007033635" calcext:value-type="float">
            <text:p>232522.007033635</text:p>
          </table:table-cell>
          <table:table-cell office:value-type="float" office:value="146304.098391055" calcext:value-type="float">
            <text:p>146304.0983910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9426.26052183" calcext:value-type="float">
            <text:p>219426.26052183</text:p>
          </table:table-cell>
          <table:table-cell office:value-type="float" office:value="145675.585646174" calcext:value-type="float">
            <text:p>145675.5856461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9205.946139279" calcext:value-type="float">
            <text:p>219205.946139279</text:p>
          </table:table-cell>
          <table:table-cell office:value-type="float" office:value="145418.007649892" calcext:value-type="float">
            <text:p>145418.00764989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3250.069204615" calcext:value-type="float">
            <text:p>233250.069204615</text:p>
          </table:table-cell>
          <table:table-cell office:value-type="float" office:value="145497.591151106" calcext:value-type="float">
            <text:p>145497.5911511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7337.965423072" calcext:value-type="float">
            <text:p>207337.965423072</text:p>
          </table:table-cell>
          <table:table-cell office:value-type="float" office:value="144124.149171837" calcext:value-type="float">
            <text:p>144124.14917183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3576.644221089" calcext:value-type="float">
            <text:p>223576.644221089</text:p>
          </table:table-cell>
          <table:table-cell office:value-type="float" office:value="145318.908751838" calcext:value-type="float">
            <text:p>145318.9087518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1791.001746557" calcext:value-type="float">
            <text:p>221791.001746557</text:p>
          </table:table-cell>
          <table:table-cell office:value-type="float" office:value="142784.360927218" calcext:value-type="float">
            <text:p>142784.3609272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0308.982037354" calcext:value-type="float">
            <text:p>220308.982037354</text:p>
          </table:table-cell>
          <table:table-cell office:value-type="float" office:value="144740.464305682" calcext:value-type="float">
            <text:p>144740.46430568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8549.22633354" calcext:value-type="float">
            <text:p>198549.22633354</text:p>
          </table:table-cell>
          <table:table-cell office:value-type="float" office:value="142701.548755535" calcext:value-type="float">
            <text:p>142701.5487555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6124.379946602" calcext:value-type="float">
            <text:p>216124.379946602</text:p>
          </table:table-cell>
          <table:table-cell office:value-type="float" office:value="143499.289370718" calcext:value-type="float">
            <text:p>143499.2893707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4479.969884715" calcext:value-type="float">
            <text:p>214479.969884715</text:p>
          </table:table-cell>
          <table:table-cell office:value-type="float" office:value="142039.959723802" calcext:value-type="float">
            <text:p>142039.9597238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5133.189490884" calcext:value-type="float">
            <text:p>215133.189490884</text:p>
          </table:table-cell>
          <table:table-cell office:value-type="float" office:value="142612.688684117" calcext:value-type="float">
            <text:p>142612.6886841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9089.42036849" calcext:value-type="float">
            <text:p>229089.42036849</text:p>
          </table:table-cell>
          <table:table-cell office:value-type="float" office:value="142138.429884909" calcext:value-type="float">
            <text:p>142138.42988490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8415.292201999" calcext:value-type="float">
            <text:p>198415.292201999</text:p>
          </table:table-cell>
          <table:table-cell office:value-type="float" office:value="141712.151597866" calcext:value-type="float">
            <text:p>141712.1515978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1665.209105209" calcext:value-type="float">
            <text:p>201665.209105209</text:p>
          </table:table-cell>
          <table:table-cell office:value-type="float" office:value="141725.770339977" calcext:value-type="float">
            <text:p>141725.77033997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37299.413680366" calcext:value-type="float">
            <text:p>237299.413680366</text:p>
          </table:table-cell>
          <table:table-cell office:value-type="float" office:value="141055.820172623" calcext:value-type="float">
            <text:p>141055.82017262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4753.621253621" calcext:value-type="float">
            <text:p>194753.621253621</text:p>
          </table:table-cell>
          <table:table-cell office:value-type="float" office:value="141883.89594211" calcext:value-type="float">
            <text:p>141883.895942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84446.308107961" calcext:value-type="float">
            <text:p>184446.308107961</text:p>
          </table:table-cell>
          <table:table-cell office:value-type="float" office:value="139989.150796093" calcext:value-type="float">
            <text:p>139989.15079609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76179.992627149" calcext:value-type="float">
            <text:p>176179.992627149</text:p>
          </table:table-cell>
          <table:table-cell office:value-type="float" office:value="140464.843239491" calcext:value-type="float">
            <text:p>140464.8432394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2641.265260095" calcext:value-type="float">
            <text:p>182641.265260095</text:p>
          </table:table-cell>
          <table:table-cell office:value-type="float" office:value="140676.737919023" calcext:value-type="float">
            <text:p>140676.73791902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1392.584536616" calcext:value-type="float">
            <text:p>191392.584536616</text:p>
          </table:table-cell>
          <table:table-cell office:value-type="float" office:value="139998.600730995" calcext:value-type="float">
            <text:p>139998.60073099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17309.83724462" calcext:value-type="float">
            <text:p>217309.83724462</text:p>
          </table:table-cell>
          <table:table-cell office:value-type="float" office:value="140493.712212022" calcext:value-type="float">
            <text:p>140493.7122120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0519.356519356" calcext:value-type="float">
            <text:p>200519.356519356</text:p>
          </table:table-cell>
          <table:table-cell office:value-type="float" office:value="139918.222450857" calcext:value-type="float">
            <text:p>139918.22245085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8386.645093542" calcext:value-type="float">
            <text:p>178386.645093542</text:p>
          </table:table-cell>
          <table:table-cell office:value-type="float" office:value="138999.829194274" calcext:value-type="float">
            <text:p>138999.82919427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8707.536923223" calcext:value-type="float">
            <text:p>188707.536923223</text:p>
          </table:table-cell>
          <table:table-cell office:value-type="float" office:value="139250.889112" calcext:value-type="float">
            <text:p>139250.88911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3791.020833574" calcext:value-type="float">
            <text:p>213791.020833574</text:p>
          </table:table-cell>
          <table:table-cell office:value-type="float" office:value="138759.816612281" calcext:value-type="float">
            <text:p>138759.81661228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84484.617892025" calcext:value-type="float">
            <text:p>184484.617892025</text:p>
          </table:table-cell>
          <table:table-cell office:value-type="float" office:value="138493.062823694" calcext:value-type="float">
            <text:p>138493.06282369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2992.930550623" calcext:value-type="float">
            <text:p>192992.930550623</text:p>
          </table:table-cell>
          <table:table-cell office:value-type="float" office:value="138323.679557518" calcext:value-type="float">
            <text:p>138323.6795575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6333.304725462" calcext:value-type="float">
            <text:p>196333.304725462</text:p>
          </table:table-cell>
          <table:table-cell office:value-type="float" office:value="138383.813863266" calcext:value-type="float">
            <text:p>138383.8138632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2419.443639444" calcext:value-type="float">
            <text:p>202419.443639444</text:p>
          </table:table-cell>
          <table:table-cell office:value-type="float" office:value="136958.147807463" calcext:value-type="float">
            <text:p>136958.14780746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7443.889149772" calcext:value-type="float">
            <text:p>197443.889149772</text:p>
          </table:table-cell>
          <table:table-cell office:value-type="float" office:value="138211.93738615" calcext:value-type="float">
            <text:p>138211.937386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0748.054075327" calcext:value-type="float">
            <text:p>180748.054075327</text:p>
          </table:table-cell>
          <table:table-cell office:value-type="float" office:value="138590.610377658" calcext:value-type="float">
            <text:p>138590.61037765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4462.448794895" calcext:value-type="float">
            <text:p>184462.448794895</text:p>
          </table:table-cell>
          <table:table-cell office:value-type="float" office:value="136677.630454021" calcext:value-type="float">
            <text:p>136677.6304540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3074.533505906" calcext:value-type="float">
            <text:p>193074.533505906</text:p>
          </table:table-cell>
          <table:table-cell office:value-type="float" office:value="136848.970931163" calcext:value-type="float">
            <text:p>136848.97093116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4299.0337896" calcext:value-type="float">
            <text:p>194299.0337896</text:p>
          </table:table-cell>
          <table:table-cell office:value-type="float" office:value="136919.961665104" calcext:value-type="float">
            <text:p>136919.9616651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0523.717939193" calcext:value-type="float">
            <text:p>180523.717939193</text:p>
          </table:table-cell>
          <table:table-cell office:value-type="float" office:value="137792.615700716" calcext:value-type="float">
            <text:p>137792.6157007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859.682841432" calcext:value-type="float">
            <text:p>194859.682841432</text:p>
          </table:table-cell>
          <table:table-cell office:value-type="float" office:value="136053.329409494" calcext:value-type="float">
            <text:p>136053.32940949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2491.240394183" calcext:value-type="float">
            <text:p>192491.240394183</text:p>
          </table:table-cell>
          <table:table-cell office:value-type="float" office:value="136547.929969667" calcext:value-type="float">
            <text:p>136547.92996966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5846.857957969" calcext:value-type="float">
            <text:p>185846.857957969</text:p>
          </table:table-cell>
          <table:table-cell office:value-type="float" office:value="136057.386463499" calcext:value-type="float">
            <text:p>136057.3864634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7096.087037263" calcext:value-type="float">
            <text:p>197096.087037263</text:p>
          </table:table-cell>
          <table:table-cell office:value-type="float" office:value="136782.518440053" calcext:value-type="float">
            <text:p>136782.51844005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9004.349446933" calcext:value-type="float">
            <text:p>189004.349446933</text:p>
          </table:table-cell>
          <table:table-cell office:value-type="float" office:value="135743.780333962" calcext:value-type="float">
            <text:p>135743.78033396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3573.244460037" calcext:value-type="float">
            <text:p>193573.244460037</text:p>
          </table:table-cell>
          <table:table-cell office:value-type="float" office:value="135394.688394688" calcext:value-type="float">
            <text:p>135394.68839468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91797.16640501" calcext:value-type="float">
            <text:p>191797.16640501</text:p>
          </table:table-cell>
          <table:table-cell office:value-type="float" office:value="135568.309707459" calcext:value-type="float">
            <text:p>135568.30970745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95513.696167542" calcext:value-type="float">
            <text:p>195513.696167542</text:p>
          </table:table-cell>
          <table:table-cell office:value-type="float" office:value="136029.634960616" calcext:value-type="float">
            <text:p>136029.6349606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74374.074624075" calcext:value-type="float">
            <text:p>174374.074624075</text:p>
          </table:table-cell>
          <table:table-cell office:value-type="float" office:value="135893.776710556" calcext:value-type="float">
            <text:p>135893.77671055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02649.637551598" calcext:value-type="float">
            <text:p>202649.637551598</text:p>
          </table:table-cell>
          <table:table-cell office:value-type="float" office:value="135716.66668964" calcext:value-type="float">
            <text:p>135716.6666896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1218.996978997" calcext:value-type="float">
            <text:p>191218.996978997</text:p>
          </table:table-cell>
          <table:table-cell office:value-type="float" office:value="134782.242055715" calcext:value-type="float">
            <text:p>134782.24205571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09680.90955591" calcext:value-type="float">
            <text:p>209680.90955591</text:p>
          </table:table-cell>
          <table:table-cell office:value-type="float" office:value="134717.691762714" calcext:value-type="float">
            <text:p>134717.69176271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84046.834719562" calcext:value-type="float">
            <text:p>184046.834719562</text:p>
          </table:table-cell>
          <table:table-cell office:value-type="float" office:value="134348.487221958" calcext:value-type="float">
            <text:p>134348.4872219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9645.407248856" calcext:value-type="float">
            <text:p>169645.407248856</text:p>
          </table:table-cell>
          <table:table-cell office:value-type="float" office:value="134703.678568543" calcext:value-type="float">
            <text:p>134703.67856854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1883.008094547" calcext:value-type="float">
            <text:p>191883.008094547</text:p>
          </table:table-cell>
          <table:table-cell office:value-type="float" office:value="135084.874655928" calcext:value-type="float">
            <text:p>135084.87465592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01340.136080136" calcext:value-type="float">
            <text:p>201340.136080136</text:p>
          </table:table-cell>
          <table:table-cell office:value-type="float" office:value="134280.217920218" calcext:value-type="float">
            <text:p>134280.2179202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78243.556814985" calcext:value-type="float">
            <text:p>178243.556814985</text:p>
          </table:table-cell>
          <table:table-cell office:value-type="float" office:value="133409.754292208" calcext:value-type="float">
            <text:p>133409.75429220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89696.478583271" calcext:value-type="float">
            <text:p>189696.478583271</text:p>
          </table:table-cell>
          <table:table-cell office:value-type="float" office:value="134053.58614692" calcext:value-type="float">
            <text:p>134053.5861469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5188.984769134" calcext:value-type="float">
            <text:p>165188.984769134</text:p>
          </table:table-cell>
          <table:table-cell office:value-type="float" office:value="133727.525686985" calcext:value-type="float">
            <text:p>133727.52568698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91157.711459598" calcext:value-type="float">
            <text:p>191157.711459598</text:p>
          </table:table-cell>
          <table:table-cell office:value-type="float" office:value="134002.525989193" calcext:value-type="float">
            <text:p>134002.52598919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9825.649618102" calcext:value-type="float">
            <text:p>189825.649618102</text:p>
          </table:table-cell>
          <table:table-cell office:value-type="float" office:value="133546.680413347" calcext:value-type="float">
            <text:p>133546.68041334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70236.935961074" calcext:value-type="float">
            <text:p>170236.935961074</text:p>
          </table:table-cell>
          <table:table-cell office:value-type="float" office:value="133561.711086946" calcext:value-type="float">
            <text:p>133561.71108694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8494.348815104" calcext:value-type="float">
            <text:p>188494.348815104</text:p>
          </table:table-cell>
          <table:table-cell office:value-type="float" office:value="133271.866869335" calcext:value-type="float">
            <text:p>133271.8668693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5426.469210783" calcext:value-type="float">
            <text:p>195426.469210783</text:p>
          </table:table-cell>
          <table:table-cell office:value-type="float" office:value="133648.055074245" calcext:value-type="float">
            <text:p>133648.05507424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93460.172806327" calcext:value-type="float">
            <text:p>193460.172806327</text:p>
          </table:table-cell>
          <table:table-cell office:value-type="float" office:value="133160.075739023" calcext:value-type="float">
            <text:p>133160.07573902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85501.902501903" calcext:value-type="float">
            <text:p>185501.902501903</text:p>
          </table:table-cell>
          <table:table-cell office:value-type="float" office:value="132561.684888057" calcext:value-type="float">
            <text:p>132561.68488805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74228.551584642" calcext:value-type="float">
            <text:p>174228.551584642</text:p>
          </table:table-cell>
          <table:table-cell office:value-type="float" office:value="132644.46270846" calcext:value-type="float">
            <text:p>132644.4627084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8250.536617203" calcext:value-type="float">
            <text:p>168250.536617203</text:p>
          </table:table-cell>
          <table:table-cell office:value-type="float" office:value="132267.734022794" calcext:value-type="float">
            <text:p>132267.73402279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3086.927093125" calcext:value-type="float">
            <text:p>173086.927093125</text:p>
          </table:table-cell>
          <table:table-cell office:value-type="float" office:value="132172.132290553" calcext:value-type="float">
            <text:p>132172.13229055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86216.115896299" calcext:value-type="float">
            <text:p>186216.115896299</text:p>
          </table:table-cell>
          <table:table-cell office:value-type="float" office:value="132413.888907222" calcext:value-type="float">
            <text:p>132413.88890722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03468.036733343" calcext:value-type="float">
            <text:p>203468.036733343</text:p>
          </table:table-cell>
          <table:table-cell office:value-type="float" office:value="132234.213076318" calcext:value-type="float">
            <text:p>132234.21307631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76094.165638025" calcext:value-type="float">
            <text:p>176094.165638025</text:p>
          </table:table-cell>
          <table:table-cell office:value-type="float" office:value="131737.745843009" calcext:value-type="float">
            <text:p>131737.74584300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59793.993079707" calcext:value-type="float">
            <text:p>159793.993079707</text:p>
          </table:table-cell>
          <table:table-cell office:value-type="float" office:value="131974.746761935" calcext:value-type="float">
            <text:p>131974.74676193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1759.381047843" calcext:value-type="float">
            <text:p>191759.381047843</text:p>
          </table:table-cell>
          <table:table-cell office:value-type="float" office:value="131934.786013733" calcext:value-type="float">
            <text:p>131934.78601373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2044.025544026" calcext:value-type="float">
            <text:p>162044.025544026</text:p>
          </table:table-cell>
          <table:table-cell office:value-type="float" office:value="131277.536422273" calcext:value-type="float">
            <text:p>131277.53642227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72645.982689621" calcext:value-type="float">
            <text:p>172645.982689621</text:p>
          </table:table-cell>
          <table:table-cell office:value-type="float" office:value="131159.850747138" calcext:value-type="float">
            <text:p>131159.85074713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7189.549339549" calcext:value-type="float">
            <text:p>167189.549339549</text:p>
          </table:table-cell>
          <table:table-cell office:value-type="float" office:value="131147.245419262" calcext:value-type="float">
            <text:p>131147.24541926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75634.343002764" calcext:value-type="float">
            <text:p>175634.343002764</text:p>
          </table:table-cell>
          <table:table-cell office:value-type="float" office:value="130921.097660547" calcext:value-type="float">
            <text:p>130921.09766054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5983.977132125" calcext:value-type="float">
            <text:p>185983.977132125</text:p>
          </table:table-cell>
          <table:table-cell office:value-type="float" office:value="131379.656545116" calcext:value-type="float">
            <text:p>131379.65654511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3111.250926084" calcext:value-type="float">
            <text:p>163111.250926084</text:p>
          </table:table-cell>
          <table:table-cell office:value-type="float" office:value="130871.363613025" calcext:value-type="float">
            <text:p>130871.36361302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6799.691799692" calcext:value-type="float">
            <text:p>196799.691799692</text:p>
          </table:table-cell>
          <table:table-cell office:value-type="float" office:value="130934.50926563" calcext:value-type="float">
            <text:p>130934.5092656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3143.14432776" calcext:value-type="float">
            <text:p>153143.14432776</text:p>
          </table:table-cell>
          <table:table-cell office:value-type="float" office:value="130881.347089139" calcext:value-type="float">
            <text:p>130881.34708913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77756.657756658" calcext:value-type="float">
            <text:p>177756.657756658</text:p>
          </table:table-cell>
          <table:table-cell office:value-type="float" office:value="130881.496052549" calcext:value-type="float">
            <text:p>130881.4960525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5222.232301851" calcext:value-type="float">
            <text:p>165222.232301851</text:p>
          </table:table-cell>
          <table:table-cell office:value-type="float" office:value="130112.628644566" calcext:value-type="float">
            <text:p>130112.62864456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91217.930566202" calcext:value-type="float">
            <text:p>191217.930566202</text:p>
          </table:table-cell>
          <table:table-cell office:value-type="float" office:value="130325.948181223" calcext:value-type="float">
            <text:p>130325.94818122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3438.487338487" calcext:value-type="float">
            <text:p>163438.487338487</text:p>
          </table:table-cell>
          <table:table-cell office:value-type="float" office:value="130001.186689498" calcext:value-type="float">
            <text:p>130001.18668949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75591.980030577" calcext:value-type="float">
            <text:p>175591.980030577</text:p>
          </table:table-cell>
          <table:table-cell office:value-type="float" office:value="129793.853715932" calcext:value-type="float">
            <text:p>129793.85371593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8868.217598376" calcext:value-type="float">
            <text:p>158868.217598376</text:p>
          </table:table-cell>
          <table:table-cell office:value-type="float" office:value="129568.601119097" calcext:value-type="float">
            <text:p>129568.60111909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87120.755305941" calcext:value-type="float">
            <text:p>187120.755305941</text:p>
          </table:table-cell>
          <table:table-cell office:value-type="float" office:value="129651.72565121" calcext:value-type="float">
            <text:p>129651.7256512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2164.720049528" calcext:value-type="float">
            <text:p>162164.720049528</text:p>
          </table:table-cell>
          <table:table-cell office:value-type="float" office:value="129792.735286041" calcext:value-type="float">
            <text:p>129792.73528604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88276.704446516" calcext:value-type="float">
            <text:p>188276.704446516</text:p>
          </table:table-cell>
          <table:table-cell office:value-type="float" office:value="129334.344850644" calcext:value-type="float">
            <text:p>129334.34485064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4512.449709171" calcext:value-type="float">
            <text:p>164512.449709171</text:p>
          </table:table-cell>
          <table:table-cell office:value-type="float" office:value="129584.738428894" calcext:value-type="float">
            <text:p>129584.73842889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71737.892151477" calcext:value-type="float">
            <text:p>171737.892151477</text:p>
          </table:table-cell>
          <table:table-cell office:value-type="float" office:value="129243.640153897" calcext:value-type="float">
            <text:p>129243.6401538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339.569022109" calcext:value-type="float">
            <text:p>160339.569022109</text:p>
          </table:table-cell>
          <table:table-cell office:value-type="float" office:value="129618.919697668" calcext:value-type="float">
            <text:p>129618.91969766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3211.659656104" calcext:value-type="float">
            <text:p>183211.659656104</text:p>
          </table:table-cell>
          <table:table-cell office:value-type="float" office:value="129175.492142713" calcext:value-type="float">
            <text:p>129175.49214271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75371.808940774" calcext:value-type="float">
            <text:p>175371.808940774</text:p>
          </table:table-cell>
          <table:table-cell office:value-type="float" office:value="129321.177231434" calcext:value-type="float">
            <text:p>129321.17723143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0870.970756665" calcext:value-type="float">
            <text:p>160870.970756665</text:p>
          </table:table-cell>
          <table:table-cell office:value-type="float" office:value="129022.094226652" calcext:value-type="float">
            <text:p>129022.09422665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4605.34998956" calcext:value-type="float">
            <text:p>164605.34998956</text:p>
          </table:table-cell>
          <table:table-cell office:value-type="float" office:value="128999.971965956" calcext:value-type="float">
            <text:p>128999.97196595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1502.58418055" calcext:value-type="float">
            <text:p>171502.58418055</text:p>
          </table:table-cell>
          <table:table-cell office:value-type="float" office:value="128939.342316574" calcext:value-type="float">
            <text:p>128939.34231657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5116.496247644" calcext:value-type="float">
            <text:p>165116.496247644</text:p>
          </table:table-cell>
          <table:table-cell office:value-type="float" office:value="129007.284952348" calcext:value-type="float">
            <text:p>129007.28495234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72093.045940504" calcext:value-type="float">
            <text:p>172093.045940504</text:p>
          </table:table-cell>
          <table:table-cell office:value-type="float" office:value="128901.02226132" calcext:value-type="float">
            <text:p>128901.0222613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4156.121902154" calcext:value-type="float">
            <text:p>154156.121902154</text:p>
          </table:table-cell>
          <table:table-cell office:value-type="float" office:value="127596.700770877" calcext:value-type="float">
            <text:p>127596.70077087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8249.499113906" calcext:value-type="float">
            <text:p>168249.499113906</text:p>
          </table:table-cell>
          <table:table-cell office:value-type="float" office:value="128082.235462755" calcext:value-type="float">
            <text:p>128082.2354627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5752.981223727" calcext:value-type="float">
            <text:p>155752.981223727</text:p>
          </table:table-cell>
          <table:table-cell office:value-type="float" office:value="127949.59774447" calcext:value-type="float">
            <text:p>127949.5977444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0950.657201173" calcext:value-type="float">
            <text:p>160950.657201173</text:p>
          </table:table-cell>
          <table:table-cell office:value-type="float" office:value="127716.854204034" calcext:value-type="float">
            <text:p>127716.85420403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0732.813732814" calcext:value-type="float">
            <text:p>160732.813732814</text:p>
          </table:table-cell>
          <table:table-cell office:value-type="float" office:value="127889.035066853" calcext:value-type="float">
            <text:p>127889.03506685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90853.030815295" calcext:value-type="float">
            <text:p>190853.030815295</text:p>
          </table:table-cell>
          <table:table-cell office:value-type="float" office:value="128077.006520044" calcext:value-type="float">
            <text:p>128077.00652004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7848.40716184" calcext:value-type="float">
            <text:p>147848.40716184</text:p>
          </table:table-cell>
          <table:table-cell office:value-type="float" office:value="127805.44997046" calcext:value-type="float">
            <text:p>127805.4499704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8677.46069441" calcext:value-type="float">
            <text:p>168677.46069441</text:p>
          </table:table-cell>
          <table:table-cell office:value-type="float" office:value="127910.525228712" calcext:value-type="float">
            <text:p>127910.52522871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2618.945360325" calcext:value-type="float">
            <text:p>172618.945360325</text:p>
          </table:table-cell>
          <table:table-cell office:value-type="float" office:value="127964.520651103" calcext:value-type="float">
            <text:p>127964.52065110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57664.622727123" calcext:value-type="float">
            <text:p>157664.622727123</text:p>
          </table:table-cell>
          <table:table-cell office:value-type="float" office:value="127744.577039449" calcext:value-type="float">
            <text:p>127744.57703944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5551.448457698" calcext:value-type="float">
            <text:p>155551.448457698</text:p>
          </table:table-cell>
          <table:table-cell office:value-type="float" office:value="126631.230137559" calcext:value-type="float">
            <text:p>126631.23013755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4011.567783498" calcext:value-type="float">
            <text:p>174011.567783498</text:p>
          </table:table-cell>
          <table:table-cell office:value-type="float" office:value="127079.451144395" calcext:value-type="float">
            <text:p>127079.4511443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6315.132061497" calcext:value-type="float">
            <text:p>156315.132061497</text:p>
          </table:table-cell>
          <table:table-cell office:value-type="float" office:value="126986.715594311" calcext:value-type="float">
            <text:p>126986.71559431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6371.242421242" calcext:value-type="float">
            <text:p>166371.242421242</text:p>
          </table:table-cell>
          <table:table-cell office:value-type="float" office:value="127061.918568248" calcext:value-type="float">
            <text:p>127061.9185682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5078.773586466" calcext:value-type="float">
            <text:p>155078.773586466</text:p>
          </table:table-cell>
          <table:table-cell office:value-type="float" office:value="126974.247192196" calcext:value-type="float">
            <text:p>126974.24719219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57794.425953156" calcext:value-type="float">
            <text:p>157794.425953156</text:p>
          </table:table-cell>
          <table:table-cell office:value-type="float" office:value="126883.724132896" calcext:value-type="float">
            <text:p>126883.72413289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8456.577623244" calcext:value-type="float">
            <text:p>168456.577623244</text:p>
          </table:table-cell>
          <table:table-cell office:value-type="float" office:value="127304.640507172" calcext:value-type="float">
            <text:p>127304.64050717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7207.451934789" calcext:value-type="float">
            <text:p>147207.451934789</text:p>
          </table:table-cell>
          <table:table-cell office:value-type="float" office:value="125734.205189901" calcext:value-type="float">
            <text:p>125734.20518990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3987.465692384" calcext:value-type="float">
            <text:p>163987.465692384</text:p>
          </table:table-cell>
          <table:table-cell office:value-type="float" office:value="125775.285225285" calcext:value-type="float">
            <text:p>125775.28522528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74603.020482331" calcext:value-type="float">
            <text:p>174603.020482331</text:p>
          </table:table-cell>
          <table:table-cell office:value-type="float" office:value="126314.986301614" calcext:value-type="float">
            <text:p>126314.98630161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4475.593358927" calcext:value-type="float">
            <text:p>164475.593358927</text:p>
          </table:table-cell>
          <table:table-cell office:value-type="float" office:value="126868.044786723" calcext:value-type="float">
            <text:p>126868.04478672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7465.69767158" calcext:value-type="float">
            <text:p>147465.69767158</text:p>
          </table:table-cell>
          <table:table-cell office:value-type="float" office:value="126457.776159744" calcext:value-type="float">
            <text:p>126457.7761597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5130.516200532" calcext:value-type="float">
            <text:p>175130.516200532</text:p>
          </table:table-cell>
          <table:table-cell office:value-type="float" office:value="126990.430922178" calcext:value-type="float">
            <text:p>126990.43092217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48004.964400226" calcext:value-type="float">
            <text:p>148004.964400226</text:p>
          </table:table-cell>
          <table:table-cell office:value-type="float" office:value="125303.905240614" calcext:value-type="float">
            <text:p>125303.90524061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7534.635328286" calcext:value-type="float">
            <text:p>157534.635328286</text:p>
          </table:table-cell>
          <table:table-cell office:value-type="float" office:value="125225.054450054" calcext:value-type="float">
            <text:p>125225.05445005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53119.721437903" calcext:value-type="float">
            <text:p>153119.721437903</text:p>
          </table:table-cell>
          <table:table-cell office:value-type="float" office:value="125812.137399637" calcext:value-type="float">
            <text:p>125812.1373996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3355.167887989" calcext:value-type="float">
            <text:p>153355.167887989</text:p>
          </table:table-cell>
          <table:table-cell office:value-type="float" office:value="125721.262797212" calcext:value-type="float">
            <text:p>125721.26279721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53479.137663753" calcext:value-type="float">
            <text:p>153479.137663753</text:p>
          </table:table-cell>
          <table:table-cell office:value-type="float" office:value="125987.781800282" calcext:value-type="float">
            <text:p>125987.78180028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3647.248361598" calcext:value-type="float">
            <text:p>163647.248361598</text:p>
          </table:table-cell>
          <table:table-cell office:value-type="float" office:value="125442.735417419" calcext:value-type="float">
            <text:p>125442.73541741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6635.44197271" calcext:value-type="float">
            <text:p>156635.44197271</text:p>
          </table:table-cell>
          <table:table-cell office:value-type="float" office:value="125125.005025005" calcext:value-type="float">
            <text:p>125125.00502500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6563.920230587" calcext:value-type="float">
            <text:p>166563.920230587</text:p>
          </table:table-cell>
          <table:table-cell office:value-type="float" office:value="125038.809721465" calcext:value-type="float">
            <text:p>125038.80972146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43000.793800794" calcext:value-type="float">
            <text:p>143000.793800794</text:p>
          </table:table-cell>
          <table:table-cell office:value-type="float" office:value="125399.048486548" calcext:value-type="float">
            <text:p>125399.0484865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9670.036703935" calcext:value-type="float">
            <text:p>169670.036703935</text:p>
          </table:table-cell>
          <table:table-cell office:value-type="float" office:value="125651.837126837" calcext:value-type="float">
            <text:p>125651.83712683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43444.394301537" calcext:value-type="float">
            <text:p>143444.394301537</text:p>
          </table:table-cell>
          <table:table-cell office:value-type="float" office:value="124688.245588246" calcext:value-type="float">
            <text:p>124688.24558824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74659.850133534" calcext:value-type="float">
            <text:p>174659.850133534</text:p>
          </table:table-cell>
          <table:table-cell office:value-type="float" office:value="124850.644438144" calcext:value-type="float">
            <text:p>124850.64443814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47090.505884624" calcext:value-type="float">
            <text:p>147090.505884624</text:p>
          </table:table-cell>
          <table:table-cell office:value-type="float" office:value="125069.032382597" calcext:value-type="float">
            <text:p>125069.03238259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5809.756070434" calcext:value-type="float">
            <text:p>165809.756070434</text:p>
          </table:table-cell>
          <table:table-cell office:value-type="float" office:value="125352.107561546" calcext:value-type="float">
            <text:p>125352.10756154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47150.709559126" calcext:value-type="float">
            <text:p>147150.709559126</text:p>
          </table:table-cell>
          <table:table-cell office:value-type="float" office:value="125693.798908989" calcext:value-type="float">
            <text:p>125693.79890898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46470.599313456" calcext:value-type="float">
            <text:p>146470.599313456</text:p>
          </table:table-cell>
          <table:table-cell office:value-type="float" office:value="123704.596568794" calcext:value-type="float">
            <text:p>123704.59656879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55199.340659658" calcext:value-type="float">
            <text:p>155199.340659658</text:p>
          </table:table-cell>
          <table:table-cell office:value-type="float" office:value="124437.761537762" calcext:value-type="float">
            <text:p>124437.76153776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3805.475526538" calcext:value-type="float">
            <text:p>153805.475526538</text:p>
          </table:table-cell>
          <table:table-cell office:value-type="float" office:value="124811.240661241" calcext:value-type="float">
            <text:p>124811.24066124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49658.526822706" calcext:value-type="float">
            <text:p>149658.526822706</text:p>
          </table:table-cell>
          <table:table-cell office:value-type="float" office:value="124854.905132786" calcext:value-type="float">
            <text:p>124854.9051327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710.113310113" calcext:value-type="float">
            <text:p>152710.113310113</text:p>
          </table:table-cell>
          <table:table-cell office:value-type="float" office:value="123639.398612166" calcext:value-type="float">
            <text:p>123639.398612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0:50:47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0:52:39.409000000</dc:date>
    <meta:editing-duration>PT32M59S</meta:editing-duration>
    <meta:editing-cycles>5</meta:editing-cycles>
    <meta:generator>LibreOffice/6.0.1.1$Windows_X86_64 LibreOffice_project/60bfb1526849283ce2491346ed2aa51c465abfe6</meta:generator>
    <meta:document-statistic meta:table-count="1" meta:cell-count="5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41cm" svg:height="15.566cm" xlink:href=".." xlink:type="simple" chart:class="chart:scatter" chart:style-name="ch1">
        <chart:title svg:x="8.544cm" svg:y="0.447cm" chart:style-name="ch2">
          <text:p>Optane random insert rate</text:p>
        </chart:title>
        <chart:subtitle svg:x="8.57cm" svg:y="1.537cm" chart:style-name="ch3">
          <text:p>key: 8 bytes, value: 120 bytes</text:p>
        </chart:subtitle>
        <chart:legend chart:legend-position="end" svg:x="19.642cm" svg:y="7.235cm" style:legend-expansion="high" chart:style-name="ch4"/>
        <chart:plot-area chart:style-name="ch5" table:cell-range-address="t0.A2:t0.C196 t0.B1:t0.C1" chart:data-source-has-labels="row" svg:x="1.459cm" svg:y="2.531cm" svg:width="17.735cm" svg:height="11.743cm">
          <chartooo:coordinate-region svg:x="2.821cm" svg:y="2.731cm" svg:width="16.001cm" svg:height="10.896cm"/>
          <chart:axis chart:dimension="x" chart:name="primary-x" chart:style-name="ch6">
            <chart:title svg:x="7.861cm" svg:y="14.585cm" chart:style-name="ch7">
              <text:p>Total number of records (millions)</text:p>
            </chart:title>
            <chart:grid chart:style-name="ch8" chart:class="major"/>
          </chart:axis>
          <chart:axis chart:dimension="y" chart:name="primary-y" chart:style-name="ch9">
            <chart:title svg:x="0.451cm" svg:y="9.782cm" chart:style-name="ch10">
              <text:p>Inserts per second</text:p>
            </chart:title>
            <chart:grid chart:style-name="ch8" chart:class="major"/>
          </chart:axis>
          <chart:series chart:style-name="ch11" chart:values-cell-range-address="t0.B2:t0.B196" chart:label-cell-address="t0.B1:t0.B1" chart:class="chart:scatter">
            <chart:domain table:cell-range-address="t0.A2:t0.A196"/>
            <chart:data-point chart:repeated="195"/>
          </chart:series>
          <chart:series chart:style-name="ch12" chart:values-cell-range-address="t0.C2:t0.C196" chart:label-cell-address="t0.C1:t0.C1" chart:class="chart:scatter">
            <chart:data-point chart:repeated="19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</text:p>
                <draw:g>
                  <svg:desc>t0.B1:t0.B1</svg:desc>
                </draw:g>
              </table:table-cell>
              <table:table-cell office:value-type="string">
                <text:p>Tupl</text:p>
                <draw:g>
                  <svg:desc>t0.C1:t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t0.A2:t0.A196</svg:desc>
                </draw:g>
              </table:table-cell>
              <table:table-cell office:value-type="float" office:value="367991.37999138">
                <text:p>367991.37999138</text:p>
                <draw:g>
                  <svg:desc>t0.B2:t0.B196</svg:desc>
                </draw:g>
              </table:table-cell>
              <table:table-cell office:value-type="float" office:value="502515.28956529">
                <text:p>502515.28956529</text:p>
                <draw:g>
                  <svg:desc>t0.C2:t0.C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12822.232854491">
                <text:p>312822.232854491</text:p>
              </table:table-cell>
              <table:table-cell office:value-type="float" office:value="479160.343653043">
                <text:p>479160.343653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07977.03770431">
                <text:p>307977.03770431</text:p>
              </table:table-cell>
              <table:table-cell office:value-type="float" office:value="505228.731028731">
                <text:p>505228.731028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331172.340705674">
                <text:p>331172.340705674</text:p>
              </table:table-cell>
              <table:table-cell office:value-type="float" office:value="403566.875270657">
                <text:p>403566.875270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62525.629030899">
                <text:p>362525.629030899</text:p>
              </table:table-cell>
              <table:table-cell office:value-type="float" office:value="356123.630516488">
                <text:p>356123.63051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314721.024559734">
                <text:p>314721.024559734</text:p>
              </table:table-cell>
              <table:table-cell office:value-type="float" office:value="302356.501136387">
                <text:p>302356.501136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11121.766247461">
                <text:p>311121.766247461</text:p>
              </table:table-cell>
              <table:table-cell office:value-type="float" office:value="275763.348637298">
                <text:p>275763.348637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280282.217425075">
                <text:p>280282.217425075</text:p>
              </table:table-cell>
              <table:table-cell office:value-type="float" office:value="253109.460060784">
                <text:p>253109.460060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302736.901252053">
                <text:p>302736.901252053</text:p>
              </table:table-cell>
              <table:table-cell office:value-type="float" office:value="240025.435596864">
                <text:p>240025.43559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99739.382224231">
                <text:p>299739.382224231</text:p>
              </table:table-cell>
              <table:table-cell office:value-type="float" office:value="229023.172116195">
                <text:p>229023.172116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278447.665209184">
                <text:p>278447.665209184</text:p>
              </table:table-cell>
              <table:table-cell office:value-type="float" office:value="213230.658932787">
                <text:p>213230.658932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295387.181769535">
                <text:p>295387.181769535</text:p>
              </table:table-cell>
              <table:table-cell office:value-type="float" office:value="209943.816797983">
                <text:p>209943.816797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311111.431050825">
                <text:p>311111.431050825</text:p>
              </table:table-cell>
              <table:table-cell office:value-type="float" office:value="206082.047286129">
                <text:p>206082.047286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  <table:table-cell office:value-type="float" office:value="279129.964241075">
                <text:p>279129.964241075</text:p>
              </table:table-cell>
              <table:table-cell office:value-type="float" office:value="194818.012170953">
                <text:p>194818.012170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370652.614691076">
                <text:p>370652.614691076</text:p>
              </table:table-cell>
              <table:table-cell office:value-type="float" office:value="191870.055488924">
                <text:p>191870.055488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71104.825942664">
                <text:p>271104.825942664</text:p>
              </table:table-cell>
              <table:table-cell office:value-type="float" office:value="189373.590412794">
                <text:p>189373.590412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286833.0446386">
                <text:p>286833.0446386</text:p>
              </table:table-cell>
              <table:table-cell office:value-type="float" office:value="185758.497925028">
                <text:p>185758.497925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">
                <text:p>230</text:p>
              </table:table-cell>
              <table:table-cell office:value-type="float" office:value="267377.661322106">
                <text:p>267377.661322106</text:p>
              </table:table-cell>
              <table:table-cell office:value-type="float" office:value="180232.650036222">
                <text:p>180232.650036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57833.991269889">
                <text:p>257833.991269889</text:p>
              </table:table-cell>
              <table:table-cell office:value-type="float" office:value="178337.943981922">
                <text:p>178337.943981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342443.177340345">
                <text:p>342443.177340345</text:p>
              </table:table-cell>
              <table:table-cell office:value-type="float" office:value="178160.828250114">
                <text:p>178160.828250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263533.670138933">
                <text:p>263533.670138933</text:p>
              </table:table-cell>
              <table:table-cell office:value-type="float" office:value="174276.725173143">
                <text:p>174276.725173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302107.836350261">
                <text:p>302107.836350261</text:p>
              </table:table-cell>
              <table:table-cell office:value-type="float" office:value="172355.997220404">
                <text:p>172355.997220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">
                <text:p>280</text:p>
              </table:table-cell>
              <table:table-cell office:value-type="float" office:value="300900.309324552">
                <text:p>300900.309324552</text:p>
              </table:table-cell>
              <table:table-cell office:value-type="float" office:value="171423.010972443">
                <text:p>171423.010972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">
                <text:p>290</text:p>
              </table:table-cell>
              <table:table-cell office:value-type="float" office:value="253741.904511135">
                <text:p>253741.904511135</text:p>
              </table:table-cell>
              <table:table-cell office:value-type="float" office:value="169709.348183924">
                <text:p>169709.348183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260996.252285726">
                <text:p>260996.252285726</text:p>
              </table:table-cell>
              <table:table-cell office:value-type="float" office:value="167323.694586489">
                <text:p>167323.694586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">
                <text:p>310</text:p>
              </table:table-cell>
              <table:table-cell office:value-type="float" office:value="284320.020578613">
                <text:p>284320.020578613</text:p>
              </table:table-cell>
              <table:table-cell office:value-type="float" office:value="167800.162321565">
                <text:p>167800.162321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  <table:table-cell office:value-type="float" office:value="235188.925281949">
                <text:p>235188.925281949</text:p>
              </table:table-cell>
              <table:table-cell office:value-type="float" office:value="164425.02563814">
                <text:p>164425.02563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">
                <text:p>330</text:p>
              </table:table-cell>
              <table:table-cell office:value-type="float" office:value="263132.003947793">
                <text:p>263132.003947793</text:p>
              </table:table-cell>
              <table:table-cell office:value-type="float" office:value="163097.533687698">
                <text:p>163097.533687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275544.831139426">
                <text:p>275544.831139426</text:p>
              </table:table-cell>
              <table:table-cell office:value-type="float" office:value="163438.428061379">
                <text:p>163438.42806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269749.579641471">
                <text:p>269749.579641471</text:p>
              </table:table-cell>
              <table:table-cell office:value-type="float" office:value="162196.526906204">
                <text:p>162196.526906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262331.444358471">
                <text:p>262331.444358471</text:p>
              </table:table-cell>
              <table:table-cell office:value-type="float" office:value="160562.96751458">
                <text:p>160562.96751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278332.842971732">
                <text:p>278332.842971732</text:p>
              </table:table-cell>
              <table:table-cell office:value-type="float" office:value="159256.787612737">
                <text:p>159256.787612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256791.792381536">
                <text:p>256791.792381536</text:p>
              </table:table-cell>
              <table:table-cell office:value-type="float" office:value="157937.875697734">
                <text:p>157937.875697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  <table:table-cell office:value-type="float" office:value="278458.194971708">
                <text:p>278458.194971708</text:p>
              </table:table-cell>
              <table:table-cell office:value-type="float" office:value="157696.076988088">
                <text:p>157696.0769880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264050.220077247">
                <text:p>264050.220077247</text:p>
              </table:table-cell>
              <table:table-cell office:value-type="float" office:value="157093.321442528">
                <text:p>157093.321442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237227.306203497">
                <text:p>237227.306203497</text:p>
              </table:table-cell>
              <table:table-cell office:value-type="float" office:value="156112.071346446">
                <text:p>156112.071346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">
                <text:p>420</text:p>
              </table:table-cell>
              <table:table-cell office:value-type="float" office:value="236123.015575396">
                <text:p>236123.015575396</text:p>
              </table:table-cell>
              <table:table-cell office:value-type="float" office:value="156061.660246276">
                <text:p>156061.660246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">
                <text:p>430</text:p>
              </table:table-cell>
              <table:table-cell office:value-type="float" office:value="252762.52951253">
                <text:p>252762.52951253</text:p>
              </table:table-cell>
              <table:table-cell office:value-type="float" office:value="155267.001281313">
                <text:p>155267.0012813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">
                <text:p>440</text:p>
              </table:table-cell>
              <table:table-cell office:value-type="float" office:value="256055.405205405">
                <text:p>256055.405205405</text:p>
              </table:table-cell>
              <table:table-cell office:value-type="float" office:value="153757.030192429">
                <text:p>153757.030192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">
                <text:p>450</text:p>
              </table:table-cell>
              <table:table-cell office:value-type="float" office:value="250675.145393094">
                <text:p>250675.145393094</text:p>
              </table:table-cell>
              <table:table-cell office:value-type="float" office:value="152923.045461507">
                <text:p>152923.045461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235015.607729893">
                <text:p>235015.607729893</text:p>
              </table:table-cell>
              <table:table-cell office:value-type="float" office:value="152271.829548266">
                <text:p>152271.829548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0">
                <text:p>470</text:p>
              </table:table-cell>
              <table:table-cell office:value-type="float" office:value="222953.877153877">
                <text:p>222953.877153877</text:p>
              </table:table-cell>
              <table:table-cell office:value-type="float" office:value="152471.839958171">
                <text:p>152471.839958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  <table:table-cell office:value-type="float" office:value="256942.274507058">
                <text:p>256942.274507058</text:p>
              </table:table-cell>
              <table:table-cell office:value-type="float" office:value="151937.915220391">
                <text:p>151937.915220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">
                <text:p>490</text:p>
              </table:table-cell>
              <table:table-cell office:value-type="float" office:value="257648.887443759">
                <text:p>257648.887443759</text:p>
              </table:table-cell>
              <table:table-cell office:value-type="float" office:value="152231.260890506">
                <text:p>152231.26089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209770.082395082">
                <text:p>209770.082395082</text:p>
              </table:table-cell>
              <table:table-cell office:value-type="float" office:value="150354.216816903">
                <text:p>150354.216816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">
                <text:p>510</text:p>
              </table:table-cell>
              <table:table-cell office:value-type="float" office:value="246780.156855157">
                <text:p>246780.156855157</text:p>
              </table:table-cell>
              <table:table-cell office:value-type="float" office:value="149522.476403073">
                <text:p>149522.476403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0">
                <text:p>520</text:p>
              </table:table-cell>
              <table:table-cell office:value-type="float" office:value="217253.725427638">
                <text:p>217253.725427638</text:p>
              </table:table-cell>
              <table:table-cell office:value-type="float" office:value="149558.698285971">
                <text:p>149558.698285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">
                <text:p>530</text:p>
              </table:table-cell>
              <table:table-cell office:value-type="float" office:value="249108.611058611">
                <text:p>249108.611058611</text:p>
              </table:table-cell>
              <table:table-cell office:value-type="float" office:value="150044.214913774">
                <text:p>150044.214913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0">
                <text:p>540</text:p>
              </table:table-cell>
              <table:table-cell office:value-type="float" office:value="229138.36280503">
                <text:p>229138.36280503</text:p>
              </table:table-cell>
              <table:table-cell office:value-type="float" office:value="148060.795183016">
                <text:p>148060.795183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222934.104820468">
                <text:p>222934.104820468</text:p>
              </table:table-cell>
              <table:table-cell office:value-type="float" office:value="148255.664464482">
                <text:p>148255.6644644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0">
                <text:p>560</text:p>
              </table:table-cell>
              <table:table-cell office:value-type="float" office:value="237149.046614163">
                <text:p>237149.046614163</text:p>
              </table:table-cell>
              <table:table-cell office:value-type="float" office:value="148314.728059269">
                <text:p>148314.728059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">
                <text:p>570</text:p>
              </table:table-cell>
              <table:table-cell office:value-type="float" office:value="207876.801283457">
                <text:p>207876.801283457</text:p>
              </table:table-cell>
              <table:table-cell office:value-type="float" office:value="147219.791337438">
                <text:p>147219.791337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0">
                <text:p>580</text:p>
              </table:table-cell>
              <table:table-cell office:value-type="float" office:value="232347.522021941">
                <text:p>232347.522021941</text:p>
              </table:table-cell>
              <table:table-cell office:value-type="float" office:value="146740.195088021">
                <text:p>146740.195088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">
                <text:p>590</text:p>
              </table:table-cell>
              <table:table-cell office:value-type="float" office:value="225731.618405531">
                <text:p>225731.618405531</text:p>
              </table:table-cell>
              <table:table-cell office:value-type="float" office:value="147504.70975062">
                <text:p>147504.70975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204878.801304333">
                <text:p>204878.801304333</text:p>
              </table:table-cell>
              <table:table-cell office:value-type="float" office:value="145175.001812683">
                <text:p>145175.0018126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0">
                <text:p>610</text:p>
              </table:table-cell>
              <table:table-cell office:value-type="float" office:value="232522.007033635">
                <text:p>232522.007033635</text:p>
              </table:table-cell>
              <table:table-cell office:value-type="float" office:value="146304.098391055">
                <text:p>146304.098391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0">
                <text:p>620</text:p>
              </table:table-cell>
              <table:table-cell office:value-type="float" office:value="219426.26052183">
                <text:p>219426.26052183</text:p>
              </table:table-cell>
              <table:table-cell office:value-type="float" office:value="145675.585646174">
                <text:p>145675.5856461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0">
                <text:p>630</text:p>
              </table:table-cell>
              <table:table-cell office:value-type="float" office:value="219205.946139279">
                <text:p>219205.946139279</text:p>
              </table:table-cell>
              <table:table-cell office:value-type="float" office:value="145418.007649892">
                <text:p>145418.0076498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0">
                <text:p>640</text:p>
              </table:table-cell>
              <table:table-cell office:value-type="float" office:value="233250.069204615">
                <text:p>233250.069204615</text:p>
              </table:table-cell>
              <table:table-cell office:value-type="float" office:value="145497.591151106">
                <text:p>145497.591151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0">
                <text:p>650</text:p>
              </table:table-cell>
              <table:table-cell office:value-type="float" office:value="207337.965423072">
                <text:p>207337.965423072</text:p>
              </table:table-cell>
              <table:table-cell office:value-type="float" office:value="144124.149171837">
                <text:p>144124.149171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0">
                <text:p>660</text:p>
              </table:table-cell>
              <table:table-cell office:value-type="float" office:value="223576.644221089">
                <text:p>223576.644221089</text:p>
              </table:table-cell>
              <table:table-cell office:value-type="float" office:value="145318.908751838">
                <text:p>145318.9087518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">
                <text:p>670</text:p>
              </table:table-cell>
              <table:table-cell office:value-type="float" office:value="221791.001746557">
                <text:p>221791.001746557</text:p>
              </table:table-cell>
              <table:table-cell office:value-type="float" office:value="142784.360927218">
                <text:p>142784.360927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">
                <text:p>680</text:p>
              </table:table-cell>
              <table:table-cell office:value-type="float" office:value="220308.982037354">
                <text:p>220308.982037354</text:p>
              </table:table-cell>
              <table:table-cell office:value-type="float" office:value="144740.464305682">
                <text:p>144740.464305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">
                <text:p>690</text:p>
              </table:table-cell>
              <table:table-cell office:value-type="float" office:value="198549.22633354">
                <text:p>198549.22633354</text:p>
              </table:table-cell>
              <table:table-cell office:value-type="float" office:value="142701.548755535">
                <text:p>142701.548755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216124.379946602">
                <text:p>216124.379946602</text:p>
              </table:table-cell>
              <table:table-cell office:value-type="float" office:value="143499.289370718">
                <text:p>143499.2893707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">
                <text:p>710</text:p>
              </table:table-cell>
              <table:table-cell office:value-type="float" office:value="214479.969884715">
                <text:p>214479.969884715</text:p>
              </table:table-cell>
              <table:table-cell office:value-type="float" office:value="142039.959723802">
                <text:p>142039.959723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215133.189490884">
                <text:p>215133.189490884</text:p>
              </table:table-cell>
              <table:table-cell office:value-type="float" office:value="142612.688684117">
                <text:p>142612.688684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0">
                <text:p>730</text:p>
              </table:table-cell>
              <table:table-cell office:value-type="float" office:value="229089.42036849">
                <text:p>229089.42036849</text:p>
              </table:table-cell>
              <table:table-cell office:value-type="float" office:value="142138.429884909">
                <text:p>142138.429884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0">
                <text:p>740</text:p>
              </table:table-cell>
              <table:table-cell office:value-type="float" office:value="198415.292201999">
                <text:p>198415.292201999</text:p>
              </table:table-cell>
              <table:table-cell office:value-type="float" office:value="141712.151597866">
                <text:p>141712.151597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0">
                <text:p>750</text:p>
              </table:table-cell>
              <table:table-cell office:value-type="float" office:value="201665.209105209">
                <text:p>201665.209105209</text:p>
              </table:table-cell>
              <table:table-cell office:value-type="float" office:value="141725.770339977">
                <text:p>141725.770339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0">
                <text:p>760</text:p>
              </table:table-cell>
              <table:table-cell office:value-type="float" office:value="237299.413680366">
                <text:p>237299.413680366</text:p>
              </table:table-cell>
              <table:table-cell office:value-type="float" office:value="141055.820172623">
                <text:p>141055.820172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0">
                <text:p>770</text:p>
              </table:table-cell>
              <table:table-cell office:value-type="float" office:value="194753.621253621">
                <text:p>194753.621253621</text:p>
              </table:table-cell>
              <table:table-cell office:value-type="float" office:value="141883.89594211">
                <text:p>141883.89594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">
                <text:p>780</text:p>
              </table:table-cell>
              <table:table-cell office:value-type="float" office:value="184446.308107961">
                <text:p>184446.308107961</text:p>
              </table:table-cell>
              <table:table-cell office:value-type="float" office:value="139989.150796093">
                <text:p>139989.1507960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0">
                <text:p>790</text:p>
              </table:table-cell>
              <table:table-cell office:value-type="float" office:value="176179.992627149">
                <text:p>176179.992627149</text:p>
              </table:table-cell>
              <table:table-cell office:value-type="float" office:value="140464.843239491">
                <text:p>140464.843239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">
                <text:p>800</text:p>
              </table:table-cell>
              <table:table-cell office:value-type="float" office:value="182641.265260095">
                <text:p>182641.265260095</text:p>
              </table:table-cell>
              <table:table-cell office:value-type="float" office:value="140676.737919023">
                <text:p>140676.737919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0">
                <text:p>810</text:p>
              </table:table-cell>
              <table:table-cell office:value-type="float" office:value="191392.584536616">
                <text:p>191392.584536616</text:p>
              </table:table-cell>
              <table:table-cell office:value-type="float" office:value="139998.600730995">
                <text:p>139998.600730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0">
                <text:p>820</text:p>
              </table:table-cell>
              <table:table-cell office:value-type="float" office:value="217309.83724462">
                <text:p>217309.83724462</text:p>
              </table:table-cell>
              <table:table-cell office:value-type="float" office:value="140493.712212022">
                <text:p>140493.712212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0">
                <text:p>830</text:p>
              </table:table-cell>
              <table:table-cell office:value-type="float" office:value="200519.356519356">
                <text:p>200519.356519356</text:p>
              </table:table-cell>
              <table:table-cell office:value-type="float" office:value="139918.222450857">
                <text:p>139918.222450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0">
                <text:p>840</text:p>
              </table:table-cell>
              <table:table-cell office:value-type="float" office:value="178386.645093542">
                <text:p>178386.645093542</text:p>
              </table:table-cell>
              <table:table-cell office:value-type="float" office:value="138999.829194274">
                <text:p>138999.829194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88707.536923223">
                <text:p>188707.536923223</text:p>
              </table:table-cell>
              <table:table-cell office:value-type="float" office:value="139250.889112">
                <text:p>139250.889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0">
                <text:p>860</text:p>
              </table:table-cell>
              <table:table-cell office:value-type="float" office:value="213791.020833574">
                <text:p>213791.020833574</text:p>
              </table:table-cell>
              <table:table-cell office:value-type="float" office:value="138759.816612281">
                <text:p>138759.816612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0">
                <text:p>870</text:p>
              </table:table-cell>
              <table:table-cell office:value-type="float" office:value="184484.617892025">
                <text:p>184484.617892025</text:p>
              </table:table-cell>
              <table:table-cell office:value-type="float" office:value="138493.062823694">
                <text:p>138493.062823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">
                <text:p>880</text:p>
              </table:table-cell>
              <table:table-cell office:value-type="float" office:value="192992.930550623">
                <text:p>192992.930550623</text:p>
              </table:table-cell>
              <table:table-cell office:value-type="float" office:value="138323.679557518">
                <text:p>138323.679557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">
                <text:p>890</text:p>
              </table:table-cell>
              <table:table-cell office:value-type="float" office:value="196333.304725462">
                <text:p>196333.304725462</text:p>
              </table:table-cell>
              <table:table-cell office:value-type="float" office:value="138383.813863266">
                <text:p>138383.813863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">
                <text:p>900</text:p>
              </table:table-cell>
              <table:table-cell office:value-type="float" office:value="202419.443639444">
                <text:p>202419.443639444</text:p>
              </table:table-cell>
              <table:table-cell office:value-type="float" office:value="136958.147807463">
                <text:p>136958.1478074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0">
                <text:p>910</text:p>
              </table:table-cell>
              <table:table-cell office:value-type="float" office:value="197443.889149772">
                <text:p>197443.889149772</text:p>
              </table:table-cell>
              <table:table-cell office:value-type="float" office:value="138211.93738615">
                <text:p>138211.937386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0">
                <text:p>920</text:p>
              </table:table-cell>
              <table:table-cell office:value-type="float" office:value="180748.054075327">
                <text:p>180748.054075327</text:p>
              </table:table-cell>
              <table:table-cell office:value-type="float" office:value="138590.610377658">
                <text:p>138590.610377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0">
                <text:p>930</text:p>
              </table:table-cell>
              <table:table-cell office:value-type="float" office:value="184462.448794895">
                <text:p>184462.448794895</text:p>
              </table:table-cell>
              <table:table-cell office:value-type="float" office:value="136677.630454021">
                <text:p>136677.630454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  <table:table-cell office:value-type="float" office:value="193074.533505906">
                <text:p>193074.533505906</text:p>
              </table:table-cell>
              <table:table-cell office:value-type="float" office:value="136848.970931163">
                <text:p>136848.970931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0">
                <text:p>950</text:p>
              </table:table-cell>
              <table:table-cell office:value-type="float" office:value="194299.0337896">
                <text:p>194299.0337896</text:p>
              </table:table-cell>
              <table:table-cell office:value-type="float" office:value="136919.961665104">
                <text:p>136919.961665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">
                <text:p>960</text:p>
              </table:table-cell>
              <table:table-cell office:value-type="float" office:value="180523.717939193">
                <text:p>180523.717939193</text:p>
              </table:table-cell>
              <table:table-cell office:value-type="float" office:value="137792.615700716">
                <text:p>137792.6157007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  <table:table-cell office:value-type="float" office:value="194859.682841432">
                <text:p>194859.682841432</text:p>
              </table:table-cell>
              <table:table-cell office:value-type="float" office:value="136053.329409494">
                <text:p>136053.329409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0">
                <text:p>980</text:p>
              </table:table-cell>
              <table:table-cell office:value-type="float" office:value="192491.240394183">
                <text:p>192491.240394183</text:p>
              </table:table-cell>
              <table:table-cell office:value-type="float" office:value="136547.929969667">
                <text:p>136547.929969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">
                <text:p>990</text:p>
              </table:table-cell>
              <table:table-cell office:value-type="float" office:value="185846.857957969">
                <text:p>185846.857957969</text:p>
              </table:table-cell>
              <table:table-cell office:value-type="float" office:value="136057.386463499">
                <text:p>136057.386463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  <table:table-cell office:value-type="float" office:value="197096.087037263">
                <text:p>197096.087037263</text:p>
              </table:table-cell>
              <table:table-cell office:value-type="float" office:value="136782.518440053">
                <text:p>136782.518440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0">
                <text:p>1010</text:p>
              </table:table-cell>
              <table:table-cell office:value-type="float" office:value="189004.349446933">
                <text:p>189004.349446933</text:p>
              </table:table-cell>
              <table:table-cell office:value-type="float" office:value="135743.780333962">
                <text:p>135743.780333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">
                <text:p>1020</text:p>
              </table:table-cell>
              <table:table-cell office:value-type="float" office:value="193573.244460037">
                <text:p>193573.244460037</text:p>
              </table:table-cell>
              <table:table-cell office:value-type="float" office:value="135394.688394688">
                <text:p>135394.6883946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0">
                <text:p>1030</text:p>
              </table:table-cell>
              <table:table-cell office:value-type="float" office:value="191797.16640501">
                <text:p>191797.16640501</text:p>
              </table:table-cell>
              <table:table-cell office:value-type="float" office:value="135568.309707459">
                <text:p>135568.3097074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0">
                <text:p>1040</text:p>
              </table:table-cell>
              <table:table-cell office:value-type="float" office:value="195513.696167542">
                <text:p>195513.696167542</text:p>
              </table:table-cell>
              <table:table-cell office:value-type="float" office:value="136029.634960616">
                <text:p>136029.6349606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0">
                <text:p>1050</text:p>
              </table:table-cell>
              <table:table-cell office:value-type="float" office:value="174374.074624075">
                <text:p>174374.074624075</text:p>
              </table:table-cell>
              <table:table-cell office:value-type="float" office:value="135893.776710556">
                <text:p>135893.776710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">
                <text:p>1060</text:p>
              </table:table-cell>
              <table:table-cell office:value-type="float" office:value="202649.637551598">
                <text:p>202649.637551598</text:p>
              </table:table-cell>
              <table:table-cell office:value-type="float" office:value="135716.66668964">
                <text:p>135716.66668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0">
                <text:p>1070</text:p>
              </table:table-cell>
              <table:table-cell office:value-type="float" office:value="191218.996978997">
                <text:p>191218.996978997</text:p>
              </table:table-cell>
              <table:table-cell office:value-type="float" office:value="134782.242055715">
                <text:p>134782.242055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0">
                <text:p>1080</text:p>
              </table:table-cell>
              <table:table-cell office:value-type="float" office:value="209680.90955591">
                <text:p>209680.90955591</text:p>
              </table:table-cell>
              <table:table-cell office:value-type="float" office:value="134717.691762714">
                <text:p>134717.6917627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0">
                <text:p>1090</text:p>
              </table:table-cell>
              <table:table-cell office:value-type="float" office:value="184046.834719562">
                <text:p>184046.834719562</text:p>
              </table:table-cell>
              <table:table-cell office:value-type="float" office:value="134348.487221958">
                <text:p>134348.487221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0">
                <text:p>1100</text:p>
              </table:table-cell>
              <table:table-cell office:value-type="float" office:value="169645.407248856">
                <text:p>169645.407248856</text:p>
              </table:table-cell>
              <table:table-cell office:value-type="float" office:value="134703.678568543">
                <text:p>134703.6785685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0">
                <text:p>1110</text:p>
              </table:table-cell>
              <table:table-cell office:value-type="float" office:value="191883.008094547">
                <text:p>191883.008094547</text:p>
              </table:table-cell>
              <table:table-cell office:value-type="float" office:value="135084.874655928">
                <text:p>135084.8746559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0">
                <text:p>1120</text:p>
              </table:table-cell>
              <table:table-cell office:value-type="float" office:value="201340.136080136">
                <text:p>201340.136080136</text:p>
              </table:table-cell>
              <table:table-cell office:value-type="float" office:value="134280.217920218">
                <text:p>134280.217920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0">
                <text:p>1130</text:p>
              </table:table-cell>
              <table:table-cell office:value-type="float" office:value="178243.556814985">
                <text:p>178243.556814985</text:p>
              </table:table-cell>
              <table:table-cell office:value-type="float" office:value="133409.754292208">
                <text:p>133409.7542922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0">
                <text:p>1140</text:p>
              </table:table-cell>
              <table:table-cell office:value-type="float" office:value="189696.478583271">
                <text:p>189696.478583271</text:p>
              </table:table-cell>
              <table:table-cell office:value-type="float" office:value="134053.58614692">
                <text:p>134053.58614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0">
                <text:p>1150</text:p>
              </table:table-cell>
              <table:table-cell office:value-type="float" office:value="165188.984769134">
                <text:p>165188.984769134</text:p>
              </table:table-cell>
              <table:table-cell office:value-type="float" office:value="133727.525686985">
                <text:p>133727.5256869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0">
                <text:p>1160</text:p>
              </table:table-cell>
              <table:table-cell office:value-type="float" office:value="191157.711459598">
                <text:p>191157.711459598</text:p>
              </table:table-cell>
              <table:table-cell office:value-type="float" office:value="134002.525989193">
                <text:p>134002.525989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0">
                <text:p>1170</text:p>
              </table:table-cell>
              <table:table-cell office:value-type="float" office:value="189825.649618102">
                <text:p>189825.649618102</text:p>
              </table:table-cell>
              <table:table-cell office:value-type="float" office:value="133546.680413347">
                <text:p>133546.6804133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0">
                <text:p>1180</text:p>
              </table:table-cell>
              <table:table-cell office:value-type="float" office:value="170236.935961074">
                <text:p>170236.935961074</text:p>
              </table:table-cell>
              <table:table-cell office:value-type="float" office:value="133561.711086946">
                <text:p>133561.7110869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0">
                <text:p>1190</text:p>
              </table:table-cell>
              <table:table-cell office:value-type="float" office:value="188494.348815104">
                <text:p>188494.348815104</text:p>
              </table:table-cell>
              <table:table-cell office:value-type="float" office:value="133271.866869335">
                <text:p>133271.8668693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95426.469210783">
                <text:p>195426.469210783</text:p>
              </table:table-cell>
              <table:table-cell office:value-type="float" office:value="133648.055074245">
                <text:p>133648.055074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0">
                <text:p>1210</text:p>
              </table:table-cell>
              <table:table-cell office:value-type="float" office:value="193460.172806327">
                <text:p>193460.172806327</text:p>
              </table:table-cell>
              <table:table-cell office:value-type="float" office:value="133160.075739023">
                <text:p>133160.0757390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0">
                <text:p>1220</text:p>
              </table:table-cell>
              <table:table-cell office:value-type="float" office:value="185501.902501903">
                <text:p>185501.902501903</text:p>
              </table:table-cell>
              <table:table-cell office:value-type="float" office:value="132561.684888057">
                <text:p>132561.6848880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0">
                <text:p>1230</text:p>
              </table:table-cell>
              <table:table-cell office:value-type="float" office:value="174228.551584642">
                <text:p>174228.551584642</text:p>
              </table:table-cell>
              <table:table-cell office:value-type="float" office:value="132644.46270846">
                <text:p>132644.46270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0">
                <text:p>1240</text:p>
              </table:table-cell>
              <table:table-cell office:value-type="float" office:value="168250.536617203">
                <text:p>168250.536617203</text:p>
              </table:table-cell>
              <table:table-cell office:value-type="float" office:value="132267.734022794">
                <text:p>132267.73402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0">
                <text:p>1250</text:p>
              </table:table-cell>
              <table:table-cell office:value-type="float" office:value="173086.927093125">
                <text:p>173086.927093125</text:p>
              </table:table-cell>
              <table:table-cell office:value-type="float" office:value="132172.132290553">
                <text:p>132172.132290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0">
                <text:p>1260</text:p>
              </table:table-cell>
              <table:table-cell office:value-type="float" office:value="186216.115896299">
                <text:p>186216.115896299</text:p>
              </table:table-cell>
              <table:table-cell office:value-type="float" office:value="132413.888907222">
                <text:p>132413.888907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0">
                <text:p>1270</text:p>
              </table:table-cell>
              <table:table-cell office:value-type="float" office:value="203468.036733343">
                <text:p>203468.036733343</text:p>
              </table:table-cell>
              <table:table-cell office:value-type="float" office:value="132234.213076318">
                <text:p>132234.213076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0">
                <text:p>1280</text:p>
              </table:table-cell>
              <table:table-cell office:value-type="float" office:value="176094.165638025">
                <text:p>176094.165638025</text:p>
              </table:table-cell>
              <table:table-cell office:value-type="float" office:value="131737.745843009">
                <text:p>131737.745843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0">
                <text:p>1290</text:p>
              </table:table-cell>
              <table:table-cell office:value-type="float" office:value="159793.993079707">
                <text:p>159793.993079707</text:p>
              </table:table-cell>
              <table:table-cell office:value-type="float" office:value="131974.746761935">
                <text:p>131974.746761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0">
                <text:p>1300</text:p>
              </table:table-cell>
              <table:table-cell office:value-type="float" office:value="191759.381047843">
                <text:p>191759.381047843</text:p>
              </table:table-cell>
              <table:table-cell office:value-type="float" office:value="131934.786013733">
                <text:p>131934.7860137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0">
                <text:p>1310</text:p>
              </table:table-cell>
              <table:table-cell office:value-type="float" office:value="162044.025544026">
                <text:p>162044.025544026</text:p>
              </table:table-cell>
              <table:table-cell office:value-type="float" office:value="131277.536422273">
                <text:p>131277.536422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0">
                <text:p>1320</text:p>
              </table:table-cell>
              <table:table-cell office:value-type="float" office:value="172645.982689621">
                <text:p>172645.982689621</text:p>
              </table:table-cell>
              <table:table-cell office:value-type="float" office:value="131159.850747138">
                <text:p>131159.850747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0">
                <text:p>1330</text:p>
              </table:table-cell>
              <table:table-cell office:value-type="float" office:value="167189.549339549">
                <text:p>167189.549339549</text:p>
              </table:table-cell>
              <table:table-cell office:value-type="float" office:value="131147.245419262">
                <text:p>131147.2454192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0">
                <text:p>1340</text:p>
              </table:table-cell>
              <table:table-cell office:value-type="float" office:value="175634.343002764">
                <text:p>175634.343002764</text:p>
              </table:table-cell>
              <table:table-cell office:value-type="float" office:value="130921.097660547">
                <text:p>130921.097660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">
                <text:p>1350</text:p>
              </table:table-cell>
              <table:table-cell office:value-type="float" office:value="185983.977132125">
                <text:p>185983.977132125</text:p>
              </table:table-cell>
              <table:table-cell office:value-type="float" office:value="131379.656545116">
                <text:p>131379.6565451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0">
                <text:p>1360</text:p>
              </table:table-cell>
              <table:table-cell office:value-type="float" office:value="163111.250926084">
                <text:p>163111.250926084</text:p>
              </table:table-cell>
              <table:table-cell office:value-type="float" office:value="130871.363613025">
                <text:p>130871.363613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">
                <text:p>1370</text:p>
              </table:table-cell>
              <table:table-cell office:value-type="float" office:value="196799.691799692">
                <text:p>196799.691799692</text:p>
              </table:table-cell>
              <table:table-cell office:value-type="float" office:value="130934.50926563">
                <text:p>130934.509265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0">
                <text:p>1380</text:p>
              </table:table-cell>
              <table:table-cell office:value-type="float" office:value="153143.14432776">
                <text:p>153143.14432776</text:p>
              </table:table-cell>
              <table:table-cell office:value-type="float" office:value="130881.347089139">
                <text:p>130881.347089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0">
                <text:p>1390</text:p>
              </table:table-cell>
              <table:table-cell office:value-type="float" office:value="177756.657756658">
                <text:p>177756.657756658</text:p>
              </table:table-cell>
              <table:table-cell office:value-type="float" office:value="130881.496052549">
                <text:p>130881.4960525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">
                <text:p>1400</text:p>
              </table:table-cell>
              <table:table-cell office:value-type="float" office:value="165222.232301851">
                <text:p>165222.232301851</text:p>
              </table:table-cell>
              <table:table-cell office:value-type="float" office:value="130112.628644566">
                <text:p>130112.628644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10">
                <text:p>1410</text:p>
              </table:table-cell>
              <table:table-cell office:value-type="float" office:value="191217.930566202">
                <text:p>191217.930566202</text:p>
              </table:table-cell>
              <table:table-cell office:value-type="float" office:value="130325.948181223">
                <text:p>130325.9481812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0">
                <text:p>1420</text:p>
              </table:table-cell>
              <table:table-cell office:value-type="float" office:value="163438.487338487">
                <text:p>163438.487338487</text:p>
              </table:table-cell>
              <table:table-cell office:value-type="float" office:value="130001.186689498">
                <text:p>130001.186689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0">
                <text:p>1430</text:p>
              </table:table-cell>
              <table:table-cell office:value-type="float" office:value="175591.980030577">
                <text:p>175591.980030577</text:p>
              </table:table-cell>
              <table:table-cell office:value-type="float" office:value="129793.853715932">
                <text:p>129793.8537159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0">
                <text:p>1440</text:p>
              </table:table-cell>
              <table:table-cell office:value-type="float" office:value="158868.217598376">
                <text:p>158868.217598376</text:p>
              </table:table-cell>
              <table:table-cell office:value-type="float" office:value="129568.601119097">
                <text:p>129568.6011190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0">
                <text:p>1450</text:p>
              </table:table-cell>
              <table:table-cell office:value-type="float" office:value="187120.755305941">
                <text:p>187120.755305941</text:p>
              </table:table-cell>
              <table:table-cell office:value-type="float" office:value="129651.72565121">
                <text:p>129651.72565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0">
                <text:p>1460</text:p>
              </table:table-cell>
              <table:table-cell office:value-type="float" office:value="162164.720049528">
                <text:p>162164.720049528</text:p>
              </table:table-cell>
              <table:table-cell office:value-type="float" office:value="129792.735286041">
                <text:p>129792.735286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0">
                <text:p>1470</text:p>
              </table:table-cell>
              <table:table-cell office:value-type="float" office:value="188276.704446516">
                <text:p>188276.704446516</text:p>
              </table:table-cell>
              <table:table-cell office:value-type="float" office:value="129334.344850644">
                <text:p>129334.344850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0">
                <text:p>1480</text:p>
              </table:table-cell>
              <table:table-cell office:value-type="float" office:value="164512.449709171">
                <text:p>164512.449709171</text:p>
              </table:table-cell>
              <table:table-cell office:value-type="float" office:value="129584.738428894">
                <text:p>129584.738428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0">
                <text:p>1490</text:p>
              </table:table-cell>
              <table:table-cell office:value-type="float" office:value="171737.892151477">
                <text:p>171737.892151477</text:p>
              </table:table-cell>
              <table:table-cell office:value-type="float" office:value="129243.640153897">
                <text:p>129243.640153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0">
                <text:p>1500</text:p>
              </table:table-cell>
              <table:table-cell office:value-type="float" office:value="160339.569022109">
                <text:p>160339.569022109</text:p>
              </table:table-cell>
              <table:table-cell office:value-type="float" office:value="129618.919697668">
                <text:p>129618.919697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10">
                <text:p>1510</text:p>
              </table:table-cell>
              <table:table-cell office:value-type="float" office:value="183211.659656104">
                <text:p>183211.659656104</text:p>
              </table:table-cell>
              <table:table-cell office:value-type="float" office:value="129175.492142713">
                <text:p>129175.492142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20">
                <text:p>1520</text:p>
              </table:table-cell>
              <table:table-cell office:value-type="float" office:value="175371.808940774">
                <text:p>175371.808940774</text:p>
              </table:table-cell>
              <table:table-cell office:value-type="float" office:value="129321.177231434">
                <text:p>129321.1772314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30">
                <text:p>1530</text:p>
              </table:table-cell>
              <table:table-cell office:value-type="float" office:value="160870.970756665">
                <text:p>160870.970756665</text:p>
              </table:table-cell>
              <table:table-cell office:value-type="float" office:value="129022.094226652">
                <text:p>129022.0942266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0">
                <text:p>1540</text:p>
              </table:table-cell>
              <table:table-cell office:value-type="float" office:value="164605.34998956">
                <text:p>164605.34998956</text:p>
              </table:table-cell>
              <table:table-cell office:value-type="float" office:value="128999.971965956">
                <text:p>128999.971965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0">
                <text:p>1550</text:p>
              </table:table-cell>
              <table:table-cell office:value-type="float" office:value="171502.58418055">
                <text:p>171502.58418055</text:p>
              </table:table-cell>
              <table:table-cell office:value-type="float" office:value="128939.342316574">
                <text:p>128939.342316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60">
                <text:p>1560</text:p>
              </table:table-cell>
              <table:table-cell office:value-type="float" office:value="165116.496247644">
                <text:p>165116.496247644</text:p>
              </table:table-cell>
              <table:table-cell office:value-type="float" office:value="129007.284952348">
                <text:p>129007.284952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0">
                <text:p>1570</text:p>
              </table:table-cell>
              <table:table-cell office:value-type="float" office:value="172093.045940504">
                <text:p>172093.045940504</text:p>
              </table:table-cell>
              <table:table-cell office:value-type="float" office:value="128901.02226132">
                <text:p>128901.02226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80">
                <text:p>1580</text:p>
              </table:table-cell>
              <table:table-cell office:value-type="float" office:value="154156.121902154">
                <text:p>154156.121902154</text:p>
              </table:table-cell>
              <table:table-cell office:value-type="float" office:value="127596.700770877">
                <text:p>127596.7007708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0">
                <text:p>1590</text:p>
              </table:table-cell>
              <table:table-cell office:value-type="float" office:value="168249.499113906">
                <text:p>168249.499113906</text:p>
              </table:table-cell>
              <table:table-cell office:value-type="float" office:value="128082.235462755">
                <text:p>128082.2354627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00">
                <text:p>1600</text:p>
              </table:table-cell>
              <table:table-cell office:value-type="float" office:value="155752.981223727">
                <text:p>155752.981223727</text:p>
              </table:table-cell>
              <table:table-cell office:value-type="float" office:value="127949.59774447">
                <text:p>127949.597744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0">
                <text:p>1610</text:p>
              </table:table-cell>
              <table:table-cell office:value-type="float" office:value="160950.657201173">
                <text:p>160950.657201173</text:p>
              </table:table-cell>
              <table:table-cell office:value-type="float" office:value="127716.854204034">
                <text:p>127716.8542040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20">
                <text:p>1620</text:p>
              </table:table-cell>
              <table:table-cell office:value-type="float" office:value="160732.813732814">
                <text:p>160732.813732814</text:p>
              </table:table-cell>
              <table:table-cell office:value-type="float" office:value="127889.035066853">
                <text:p>127889.035066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0">
                <text:p>1630</text:p>
              </table:table-cell>
              <table:table-cell office:value-type="float" office:value="190853.030815295">
                <text:p>190853.030815295</text:p>
              </table:table-cell>
              <table:table-cell office:value-type="float" office:value="128077.006520044">
                <text:p>128077.0065200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0">
                <text:p>1640</text:p>
              </table:table-cell>
              <table:table-cell office:value-type="float" office:value="147848.40716184">
                <text:p>147848.40716184</text:p>
              </table:table-cell>
              <table:table-cell office:value-type="float" office:value="127805.44997046">
                <text:p>127805.449970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0">
                <text:p>1650</text:p>
              </table:table-cell>
              <table:table-cell office:value-type="float" office:value="168677.46069441">
                <text:p>168677.46069441</text:p>
              </table:table-cell>
              <table:table-cell office:value-type="float" office:value="127910.525228712">
                <text:p>127910.525228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0">
                <text:p>1660</text:p>
              </table:table-cell>
              <table:table-cell office:value-type="float" office:value="172618.945360325">
                <text:p>172618.945360325</text:p>
              </table:table-cell>
              <table:table-cell office:value-type="float" office:value="127964.520651103">
                <text:p>127964.520651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70">
                <text:p>1670</text:p>
              </table:table-cell>
              <table:table-cell office:value-type="float" office:value="157664.622727123">
                <text:p>157664.622727123</text:p>
              </table:table-cell>
              <table:table-cell office:value-type="float" office:value="127744.577039449">
                <text:p>127744.5770394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0">
                <text:p>1680</text:p>
              </table:table-cell>
              <table:table-cell office:value-type="float" office:value="155551.448457698">
                <text:p>155551.448457698</text:p>
              </table:table-cell>
              <table:table-cell office:value-type="float" office:value="126631.230137559">
                <text:p>126631.2301375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0">
                <text:p>1690</text:p>
              </table:table-cell>
              <table:table-cell office:value-type="float" office:value="174011.567783498">
                <text:p>174011.567783498</text:p>
              </table:table-cell>
              <table:table-cell office:value-type="float" office:value="127079.451144395">
                <text:p>127079.4511443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0">
                <text:p>1700</text:p>
              </table:table-cell>
              <table:table-cell office:value-type="float" office:value="156315.132061497">
                <text:p>156315.132061497</text:p>
              </table:table-cell>
              <table:table-cell office:value-type="float" office:value="126986.715594311">
                <text:p>126986.715594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10">
                <text:p>1710</text:p>
              </table:table-cell>
              <table:table-cell office:value-type="float" office:value="166371.242421242">
                <text:p>166371.242421242</text:p>
              </table:table-cell>
              <table:table-cell office:value-type="float" office:value="127061.918568248">
                <text:p>127061.918568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20">
                <text:p>1720</text:p>
              </table:table-cell>
              <table:table-cell office:value-type="float" office:value="155078.773586466">
                <text:p>155078.773586466</text:p>
              </table:table-cell>
              <table:table-cell office:value-type="float" office:value="126974.247192196">
                <text:p>126974.2471921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30">
                <text:p>1730</text:p>
              </table:table-cell>
              <table:table-cell office:value-type="float" office:value="157794.425953156">
                <text:p>157794.425953156</text:p>
              </table:table-cell>
              <table:table-cell office:value-type="float" office:value="126883.724132896">
                <text:p>126883.724132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40">
                <text:p>1740</text:p>
              </table:table-cell>
              <table:table-cell office:value-type="float" office:value="168456.577623244">
                <text:p>168456.577623244</text:p>
              </table:table-cell>
              <table:table-cell office:value-type="float" office:value="127304.640507172">
                <text:p>127304.640507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0">
                <text:p>1750</text:p>
              </table:table-cell>
              <table:table-cell office:value-type="float" office:value="147207.451934789">
                <text:p>147207.451934789</text:p>
              </table:table-cell>
              <table:table-cell office:value-type="float" office:value="125734.205189901">
                <text:p>125734.2051899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0">
                <text:p>1760</text:p>
              </table:table-cell>
              <table:table-cell office:value-type="float" office:value="163987.465692384">
                <text:p>163987.465692384</text:p>
              </table:table-cell>
              <table:table-cell office:value-type="float" office:value="125775.285225285">
                <text:p>125775.2852252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70">
                <text:p>1770</text:p>
              </table:table-cell>
              <table:table-cell office:value-type="float" office:value="174603.020482331">
                <text:p>174603.020482331</text:p>
              </table:table-cell>
              <table:table-cell office:value-type="float" office:value="126314.986301614">
                <text:p>126314.986301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80">
                <text:p>1780</text:p>
              </table:table-cell>
              <table:table-cell office:value-type="float" office:value="164475.593358927">
                <text:p>164475.593358927</text:p>
              </table:table-cell>
              <table:table-cell office:value-type="float" office:value="126868.044786723">
                <text:p>126868.0447867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0">
                <text:p>1790</text:p>
              </table:table-cell>
              <table:table-cell office:value-type="float" office:value="147465.69767158">
                <text:p>147465.69767158</text:p>
              </table:table-cell>
              <table:table-cell office:value-type="float" office:value="126457.776159744">
                <text:p>126457.7761597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00">
                <text:p>1800</text:p>
              </table:table-cell>
              <table:table-cell office:value-type="float" office:value="175130.516200532">
                <text:p>175130.516200532</text:p>
              </table:table-cell>
              <table:table-cell office:value-type="float" office:value="126990.430922178">
                <text:p>126990.4309221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0">
                <text:p>1810</text:p>
              </table:table-cell>
              <table:table-cell office:value-type="float" office:value="148004.964400226">
                <text:p>148004.964400226</text:p>
              </table:table-cell>
              <table:table-cell office:value-type="float" office:value="125303.905240614">
                <text:p>125303.9052406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0">
                <text:p>1820</text:p>
              </table:table-cell>
              <table:table-cell office:value-type="float" office:value="157534.635328286">
                <text:p>157534.635328286</text:p>
              </table:table-cell>
              <table:table-cell office:value-type="float" office:value="125225.054450054">
                <text:p>125225.0544500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30">
                <text:p>1830</text:p>
              </table:table-cell>
              <table:table-cell office:value-type="float" office:value="153119.721437903">
                <text:p>153119.721437903</text:p>
              </table:table-cell>
              <table:table-cell office:value-type="float" office:value="125812.137399637">
                <text:p>125812.1373996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40">
                <text:p>1840</text:p>
              </table:table-cell>
              <table:table-cell office:value-type="float" office:value="153355.167887989">
                <text:p>153355.167887989</text:p>
              </table:table-cell>
              <table:table-cell office:value-type="float" office:value="125721.262797212">
                <text:p>125721.2627972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0">
                <text:p>1850</text:p>
              </table:table-cell>
              <table:table-cell office:value-type="float" office:value="153479.137663753">
                <text:p>153479.137663753</text:p>
              </table:table-cell>
              <table:table-cell office:value-type="float" office:value="125987.781800282">
                <text:p>125987.781800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60">
                <text:p>1860</text:p>
              </table:table-cell>
              <table:table-cell office:value-type="float" office:value="163647.248361598">
                <text:p>163647.248361598</text:p>
              </table:table-cell>
              <table:table-cell office:value-type="float" office:value="125442.735417419">
                <text:p>125442.7354174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70">
                <text:p>1870</text:p>
              </table:table-cell>
              <table:table-cell office:value-type="float" office:value="156635.44197271">
                <text:p>156635.44197271</text:p>
              </table:table-cell>
              <table:table-cell office:value-type="float" office:value="125125.005025005">
                <text:p>125125.005025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0">
                <text:p>1880</text:p>
              </table:table-cell>
              <table:table-cell office:value-type="float" office:value="166563.920230587">
                <text:p>166563.920230587</text:p>
              </table:table-cell>
              <table:table-cell office:value-type="float" office:value="125038.809721465">
                <text:p>125038.8097214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90">
                <text:p>1890</text:p>
              </table:table-cell>
              <table:table-cell office:value-type="float" office:value="143000.793800794">
                <text:p>143000.793800794</text:p>
              </table:table-cell>
              <table:table-cell office:value-type="float" office:value="125399.048486548">
                <text:p>125399.0484865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00">
                <text:p>1900</text:p>
              </table:table-cell>
              <table:table-cell office:value-type="float" office:value="169670.036703935">
                <text:p>169670.036703935</text:p>
              </table:table-cell>
              <table:table-cell office:value-type="float" office:value="125651.837126837">
                <text:p>125651.8371268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10">
                <text:p>1910</text:p>
              </table:table-cell>
              <table:table-cell office:value-type="float" office:value="143444.394301537">
                <text:p>143444.394301537</text:p>
              </table:table-cell>
              <table:table-cell office:value-type="float" office:value="124688.245588246">
                <text:p>124688.2455882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0">
                <text:p>1920</text:p>
              </table:table-cell>
              <table:table-cell office:value-type="float" office:value="174659.850133534">
                <text:p>174659.850133534</text:p>
              </table:table-cell>
              <table:table-cell office:value-type="float" office:value="124850.644438144">
                <text:p>124850.644438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30">
                <text:p>1930</text:p>
              </table:table-cell>
              <table:table-cell office:value-type="float" office:value="147090.505884624">
                <text:p>147090.505884624</text:p>
              </table:table-cell>
              <table:table-cell office:value-type="float" office:value="125069.032382597">
                <text:p>125069.0323825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40">
                <text:p>1940</text:p>
              </table:table-cell>
              <table:table-cell office:value-type="float" office:value="165809.756070434">
                <text:p>165809.756070434</text:p>
              </table:table-cell>
              <table:table-cell office:value-type="float" office:value="125352.107561546">
                <text:p>125352.107561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0">
                <text:p>1950</text:p>
              </table:table-cell>
              <table:table-cell office:value-type="float" office:value="147150.709559126">
                <text:p>147150.709559126</text:p>
              </table:table-cell>
              <table:table-cell office:value-type="float" office:value="125693.798908989">
                <text:p>125693.798908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0">
                <text:p>1960</text:p>
              </table:table-cell>
              <table:table-cell office:value-type="float" office:value="146470.599313456">
                <text:p>146470.599313456</text:p>
              </table:table-cell>
              <table:table-cell office:value-type="float" office:value="123704.596568794">
                <text:p>123704.5965687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70">
                <text:p>1970</text:p>
              </table:table-cell>
              <table:table-cell office:value-type="float" office:value="155199.340659658">
                <text:p>155199.340659658</text:p>
              </table:table-cell>
              <table:table-cell office:value-type="float" office:value="124437.761537762">
                <text:p>124437.7615377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0">
                <text:p>1980</text:p>
              </table:table-cell>
              <table:table-cell office:value-type="float" office:value="153805.475526538">
                <text:p>153805.475526538</text:p>
              </table:table-cell>
              <table:table-cell office:value-type="float" office:value="124811.240661241">
                <text:p>124811.2406612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0">
                <text:p>1990</text:p>
              </table:table-cell>
              <table:table-cell office:value-type="float" office:value="149658.526822706">
                <text:p>149658.526822706</text:p>
              </table:table-cell>
              <table:table-cell office:value-type="float" office:value="124854.905132786">
                <text:p>124854.9051327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">
                <text:p>2000</text:p>
              </table:table-cell>
              <table:table-cell office:value-type="float" office:value="152710.113310113">
                <text:p>152710.113310113</text:p>
              </table:table-cell>
              <table:table-cell office:value-type="float" office:value="123639.398612166">
                <text:p>123639.398612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